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97.51pt"/>
    </style:style>
    <style:style style:name="co11" style:family="table-column">
      <style:table-column-properties fo:break-before="auto" style:column-width="113.7pt"/>
    </style:style>
    <style:style style:name="co12" style:family="table-column">
      <style:table-column-properties fo:break-before="auto" style:column-width="106.75pt"/>
    </style:style>
    <style:style style:name="co13" style:family="table-column">
      <style:table-column-properties fo:break-before="auto" style:column-width="95.95pt"/>
    </style:style>
    <style:style style:name="co14" style:family="table-column">
      <style:table-column-properties fo:break-before="auto" style:column-width="112.14pt"/>
    </style:style>
    <style:style style:name="co15" style:family="table-column">
      <style:table-column-properties fo:break-before="auto" style:column-width="109.05pt"/>
    </style:style>
    <style:style style:name="co16" style:family="table-column">
      <style:table-column-properties fo:break-before="auto" style:column-width="173.14pt"/>
    </style:style>
    <style:style style:name="co17" style:family="table-column">
      <style:table-column-properties fo:break-before="auto" style:column-width="162.34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v_scores_total_20190927-16h23m43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_class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alib_size</text:p>
          </table:table-cell>
          <table:table-cell office:value-type="string" calcext:value-type="string">
            <text:p>test_size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log-loss_mean</text:p>
          </table:table-cell>
          <table:table-cell office:value-type="string" calcext:value-type="string">
            <text:p>log-loss_std</text:p>
          </table:table-cell>
          <table:table-cell office:value-type="string" calcext:value-type="string">
            <text:p>ECE_mean</text:p>
          </table:table-cell>
          <table:table-cell office:value-type="string" calcext:value-type="string">
            <text:p>ECE_std</text:p>
          </table:table-cell>
          <table:table-cell office:value-type="string" calcext:value-type="string">
            <text:p>ECE_15bins_mean</text:p>
          </table:table-cell>
          <table:table-cell office:value-type="string" calcext:value-type="string">
            <text:p>ECE_15bins_std</text:p>
          </table:table-cell>
          <table:table-cell office:value-type="string" calcext:value-type="string">
            <text:p>MCE_mean</text:p>
          </table:table-cell>
          <table:table-cell office:value-type="string" calcext:value-type="string">
            <text:p>MCE_std</text:p>
          </table:table-cell>
          <table:table-cell office:value-type="string" calcext:value-type="string">
            <text:p>sharpness_mean</text:p>
          </table:table-cell>
          <table:table-cell office:value-type="string" calcext:value-type="string">
            <text:p>sharpness_std</text:p>
          </table:table-cell>
          <table:table-cell office:value-type="string" calcext:value-type="string">
            <text:p>overconfidence_mean</text:p>
          </table:table-cell>
          <table:table-cell office:value-type="string" calcext:value-type="string">
            <text:p>overconfidence_std</text:p>
          </table:table-cell>
          <table:table-cell office:value-type="string" calcext:value-type="string">
            <text:p>underconfidence_mean</text:p>
          </table:table-cell>
          <table:table-cell office:value-type="string" calcext:value-type="string">
            <text:p>underconfidence_std</text:p>
          </table:table-cell>
          <table:table-cell office:value-type="string" calcext:value-type="string">
            <text:p>avg_confidence_mean</text:p>
          </table:table-cell>
          <table:table-cell office:value-type="string" calcext:value-type="string">
            <text:p>avg_confidence_std</text:p>
          </table:table-cell>
          <table:table-cell office:value-type="string" calcext:value-type="string">
            <text:p>weighted_abs_conf_difference_mean</text:p>
          </table:table-cell>
          <table:table-cell office:value-type="string" calcext:value-type="string">
            <text:p>weighted_abs_conf_difference_std</text:p>
          </table:table-cell>
          <table:table-cell office:value-type="string" calcext:value-type="string">
            <text:p>cal_time_mean</text:p>
          </table:table-cell>
          <table:table-cell office:value-type="string" calcext:value-type="string">
            <text:p>cal_time_std</text:p>
          </table:table-cell>
          <table:table-cell office:value-type="string" calcext:value-type="string">
            <text:p>fit_time_mean</text:p>
          </table:table-cell>
          <table:table-cell office:value-type="string" calcext:value-type="string">
            <text:p>fit_time_std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AdaBoo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731111111111111" calcext:value-type="float">
            <text:p>0.731111111111111</text:p>
          </table:table-cell>
          <table:table-cell office:value-type="float" office:value="0.000887344337089685" calcext:value-type="float">
            <text:p>0.00088734433709</text:p>
          </table:table-cell>
          <table:table-cell office:value-type="float" office:value="2.15351016491323" calcext:value-type="float">
            <text:p>2.15351016491323</text:p>
          </table:table-cell>
          <table:table-cell office:value-type="float" office:value="0.000277943591365404" calcext:value-type="float">
            <text:p>0.000277943591365</text:p>
          </table:table-cell>
          <table:table-cell office:value-type="float" office:value="0.612052307519641" calcext:value-type="float">
            <text:p>0.612052307519641</text:p>
          </table:table-cell>
          <table:table-cell office:value-type="float" office:value="0.000884225016821532" calcext:value-type="float">
            <text:p>0.000884225016822</text:p>
          </table:table-cell>
          <table:table-cell office:value-type="float" office:value="0.596569444444445" calcext:value-type="float">
            <text:p>0.596569444444445</text:p>
          </table:table-cell>
          <table:table-cell office:value-type="float" office:value="0.000892500146366785" calcext:value-type="float">
            <text:p>0.000892500146367</text:p>
          </table:table-cell>
          <table:table-cell office:value-type="float" office:value="0.769141414141414" calcext:value-type="float">
            <text:p>0.769141414141414</text:p>
          </table:table-cell>
          <table:table-cell office:value-type="float" office:value="0" calcext:value-type="float">
            <text:p>0</text:p>
          </table:table-cell>
          <table:table-cell office:value-type="float" office:value="0.000888869611401322" calcext:value-type="float">
            <text:p>0.000888869611401</text:p>
          </table:table-cell>
          <table:table-cell office:value-type="float" office:value="0.00000557489852221452" calcext:value-type="float">
            <text:p>5.57489852221452E-06</text:p>
          </table:table-cell>
          <table:table-cell office:value-type="float" office:value="0.117673180527433" calcext:value-type="float">
            <text:p>0.117673180527433</text:p>
          </table:table-cell>
          <table:table-cell office:value-type="float" office:value="0.000107588310058006" calcext:value-type="float">
            <text:p>0.000107588310058</text:p>
          </table:table-cell>
          <table:table-cell office:value-type="float" office:value="0.881617551200439" calcext:value-type="float">
            <text:p>0.881617551200439</text:p>
          </table:table-cell>
          <table:table-cell office:value-type="float" office:value="0.0000459609571010437" calcext:value-type="float">
            <text:p>4.59609571010437E-05</text:p>
          </table:table-cell>
          <table:table-cell office:value-type="float" office:value="0.118191664179646" calcext:value-type="float">
            <text:p>0.118191664179646</text:p>
          </table:table-cell>
          <table:table-cell office:value-type="float" office:value="0.0000357600519399012" calcext:value-type="float">
            <text:p>3.57600519399012E-05</text:p>
          </table:table-cell>
          <table:table-cell office:value-type="float" office:value="0.612919446931465" calcext:value-type="float">
            <text:p>0.612919446931465</text:p>
          </table:table-cell>
          <table:table-cell office:value-type="float" office:value="0.000881675584767325" calcext:value-type="float">
            <text:p>0.000881675584767</text:p>
          </table:table-cell>
          <table:table-cell office:value-type="float" office:value="0.000000548362731933594" calcext:value-type="float">
            <text:p>5.48362731933594E-07</text:p>
          </table:table-cell>
          <table:table-cell office:value-type="float" office:value="0.000000276446773702718" calcext:value-type="float">
            <text:p>2.76446773702718E-07</text:p>
          </table:table-cell>
          <table:table-cell office:value-type="float" office:value="0.000143527984619141" calcext:value-type="float">
            <text:p>0.000143527984619</text:p>
          </table:table-cell>
          <table:table-cell office:value-type="float" office:value="0.000064586845479833" calcext:value-type="float">
            <text:p>6.4586845479833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XGBoo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000583377423377862" calcext:value-type="float">
            <text:p>0.000583377423378</text:p>
          </table:table-cell>
          <table:table-cell office:value-type="float" office:value="0.259338201560762" calcext:value-type="float">
            <text:p>0.259338201560762</text:p>
          </table:table-cell>
          <table:table-cell office:value-type="float" office:value="0.00150420765030129" calcext:value-type="float">
            <text:p>0.001504207650301</text:p>
          </table:table-cell>
          <table:table-cell office:value-type="float" office:value="0.0739763782267115" calcext:value-type="float">
            <text:p>0.073976378226712</text:p>
          </table:table-cell>
          <table:table-cell office:value-type="float" office:value="0.000543068256603104" calcext:value-type="float">
            <text:p>0.000543068256603</text:p>
          </table:table-cell>
          <table:table-cell office:value-type="float" office:value="0.0774772751322751" calcext:value-type="float">
            <text:p>0.077477275132275</text:p>
          </table:table-cell>
          <table:table-cell office:value-type="float" office:value="0.00061701907204363" calcext:value-type="float">
            <text:p>0.000617019072044</text:p>
          </table:table-cell>
          <table:table-cell office:value-type="float" office:value="0.832070707070707" calcext:value-type="float">
            <text:p>0.832070707070707</text:p>
          </table:table-cell>
          <table:table-cell office:value-type="float" office:value="0" calcext:value-type="float">
            <text:p>0</text:p>
          </table:table-cell>
          <table:table-cell office:value-type="float" office:value="0.146476459148998" calcext:value-type="float">
            <text:p>0.146476459148998</text:p>
          </table:table-cell>
          <table:table-cell office:value-type="float" office:value="0.000870485770026083" calcext:value-type="float">
            <text:p>0.000870485770026</text:p>
          </table:table-cell>
          <table:table-cell office:value-type="float" office:value="0.519145618854485" calcext:value-type="float">
            <text:p>0.519145618854485</text:p>
          </table:table-cell>
          <table:table-cell office:value-type="float" office:value="0.00176457873810506" calcext:value-type="float">
            <text:p>0.001764578738105</text:p>
          </table:table-cell>
          <table:table-cell office:value-type="float" office:value="0.113708827362701" calcext:value-type="float">
            <text:p>0.113708827362701</text:p>
          </table:table-cell>
          <table:table-cell office:value-type="float" office:value="0.000581862433380184" calcext:value-type="float">
            <text:p>0.00058186243338</text:p>
          </table:table-cell>
          <table:table-cell office:value-type="float" office:value="0.861802446361548" calcext:value-type="float">
            <text:p>0.861802446361548</text:p>
          </table:table-cell>
          <table:table-cell office:value-type="float" office:value="0.000609359591936371" calcext:value-type="float">
            <text:p>0.000609359591936</text:p>
          </table:table-cell>
          <table:table-cell office:value-type="float" office:value="0.0714975536384516" calcext:value-type="float">
            <text:p>0.071497553638452</text:p>
          </table:table-cell>
          <table:table-cell office:value-type="float" office:value="0.000609772411273747" calcext:value-type="float">
            <text:p>0.000609772411274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24783192058101" calcext:value-type="float">
            <text:p>2.24783192058101E-07</text:p>
          </table:table-cell>
          <table:table-cell office:value-type="float" office:value="0.000131130218505859" calcext:value-type="float">
            <text:p>0.000131130218506</text:p>
          </table:table-cell>
          <table:table-cell office:value-type="float" office:value="0.0000236834455596464" calcext:value-type="float">
            <text:p>2.36834455596464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mondrian_fore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15155555555556" calcext:value-type="float">
            <text:p>0.915155555555556</text:p>
          </table:table-cell>
          <table:table-cell office:value-type="float" office:value="0.000899931410280732" calcext:value-type="float">
            <text:p>0.000899931410281</text:p>
          </table:table-cell>
          <table:table-cell office:value-type="float" office:value="0.485561601188546" calcext:value-type="float">
            <text:p>0.485561601188546</text:p>
          </table:table-cell>
          <table:table-cell office:value-type="float" office:value="0.00180613330491803" calcext:value-type="float">
            <text:p>0.001806133304918</text:p>
          </table:table-cell>
          <table:table-cell office:value-type="float" office:value="0.218818994388328" calcext:value-type="float">
            <text:p>0.218818994388328</text:p>
          </table:table-cell>
          <table:table-cell office:value-type="float" office:value="0.000713665191588366" calcext:value-type="float">
            <text:p>0.000713665191588</text:p>
          </table:table-cell>
          <table:table-cell office:value-type="float" office:value="0.222019973544973" calcext:value-type="float">
            <text:p>0.222019973544973</text:p>
          </table:table-cell>
          <table:table-cell office:value-type="float" office:value="0.00073663657097071" calcext:value-type="float">
            <text:p>0.000736636570971</text:p>
          </table:table-cell>
          <table:table-cell office:value-type="float" office:value="0.446235602073847" calcext:value-type="float">
            <text:p>0.446235602073847</text:p>
          </table:table-cell>
          <table:table-cell office:value-type="float" office:value="0.0105352065731052" calcext:value-type="float">
            <text:p>0.010535206573105</text:p>
          </table:table-cell>
          <table:table-cell office:value-type="float" office:value="0.230736307156633" calcext:value-type="float">
            <text:p>0.230736307156633</text:p>
          </table:table-cell>
          <table:table-cell office:value-type="float" office:value="0.000905976707532974" calcext:value-type="float">
            <text:p>0.000905976707533</text:p>
          </table:table-cell>
          <table:table-cell office:value-type="float" office:value="0.384903338607219" calcext:value-type="float">
            <text:p>0.384903338607219</text:p>
          </table:table-cell>
          <table:table-cell office:value-type="float" office:value="0.00092511492669542" calcext:value-type="float">
            <text:p>0.000925114926695</text:p>
          </table:table-cell>
          <table:table-cell office:value-type="float" office:value="0.274037232039439" calcext:value-type="float">
            <text:p>0.274037232039439</text:p>
          </table:table-cell>
          <table:table-cell office:value-type="float" office:value="0.000555244614904262" calcext:value-type="float">
            <text:p>0.000555244614904</text:p>
          </table:table-cell>
          <table:table-cell office:value-type="float" office:value="0.69702625778028" calcext:value-type="float">
            <text:p>0.69702625778028</text:p>
          </table:table-cell>
          <table:table-cell office:value-type="float" office:value="0.000586392298697803" calcext:value-type="float">
            <text:p>0.000586392298698</text:p>
          </table:table-cell>
          <table:table-cell office:value-type="float" office:value="0.218129297775275" calcext:value-type="float">
            <text:p>0.218129297775275</text:p>
          </table:table-cell>
          <table:table-cell office:value-type="float" office:value="0.0007828663871048" calcext:value-type="float">
            <text:p>0.0007828663871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158945719401042" calcext:value-type="float">
            <text:p>1.58945719401042E-07</text:p>
          </table:table-cell>
          <table:table-cell office:value-type="float" office:value="0.000123977661132813" calcext:value-type="float">
            <text:p>0.000123977661133</text:p>
          </table:table-cell>
          <table:table-cell office:value-type="float" office:value="0.0000224521729533803" calcext:value-type="float">
            <text:p>2.24521729533803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random_fore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65777777777778" calcext:value-type="float">
            <text:p>0.965777777777778</text:p>
          </table:table-cell>
          <table:table-cell office:value-type="float" office:value="0.000738886568268874" calcext:value-type="float">
            <text:p>0.000738886568269</text:p>
          </table:table-cell>
          <table:table-cell office:value-type="float" office:value="0.25424864726917" calcext:value-type="float">
            <text:p>0.25424864726917</text:p>
          </table:table-cell>
          <table:table-cell office:value-type="float" office:value="0.00126307222008906" calcext:value-type="float">
            <text:p>0.001263072220089</text:p>
          </table:table-cell>
          <table:table-cell office:value-type="float" office:value="0.14411903030303" calcext:value-type="float">
            <text:p>0.14411903030303</text:p>
          </table:table-cell>
          <table:table-cell office:value-type="float" office:value="0.000727069892327806" calcext:value-type="float">
            <text:p>0.000727069892328</text:p>
          </table:table-cell>
          <table:table-cell office:value-type="float" office:value="0.150373095238095" calcext:value-type="float">
            <text:p>0.150373095238095</text:p>
          </table:table-cell>
          <table:table-cell office:value-type="float" office:value="0.000841220978932914" calcext:value-type="float">
            <text:p>0.000841220978933</text:p>
          </table:table-cell>
          <table:table-cell office:value-type="float" office:value="0.456892220524573" calcext:value-type="float">
            <text:p>0.456892220524573</text:p>
          </table:table-cell>
          <table:table-cell office:value-type="float" office:value="0.0269798619528913" calcext:value-type="float">
            <text:p>0.026979861952891</text:p>
          </table:table-cell>
          <table:table-cell office:value-type="float" office:value="0.17869291319947" calcext:value-type="float">
            <text:p>0.17869291319947</text:p>
          </table:table-cell>
          <table:table-cell office:value-type="float" office:value="0.000955262410084264" calcext:value-type="float">
            <text:p>0.000955262410084</text:p>
          </table:table-cell>
          <table:table-cell office:value-type="float" office:value="0.403515349293945" calcext:value-type="float">
            <text:p>0.403515349293945</text:p>
          </table:table-cell>
          <table:table-cell office:value-type="float" office:value="0.00222429118397516" calcext:value-type="float">
            <text:p>0.002224291183975</text:p>
          </table:table-cell>
          <table:table-cell office:value-type="float" office:value="0.161961759982101" calcext:value-type="float">
            <text:p>0.161961759982101</text:p>
          </table:table-cell>
          <table:table-cell office:value-type="float" office:value="0.000605811801707814" calcext:value-type="float">
            <text:p>0.000605811801708</text:p>
          </table:table-cell>
          <table:table-cell office:value-type="float" office:value="0.823167333333333" calcext:value-type="float">
            <text:p>0.823167333333333</text:p>
          </table:table-cell>
          <table:table-cell office:value-type="float" office:value="0.000555889331832842" calcext:value-type="float">
            <text:p>0.000555889331833</text:p>
          </table:table-cell>
          <table:table-cell office:value-type="float" office:value="0.142610444444444" calcext:value-type="float">
            <text:p>0.142610444444444</text:p>
          </table:table-cell>
          <table:table-cell office:value-type="float" office:value="0.000824080682453733" calcext:value-type="float">
            <text:p>0.000824080682454</text:p>
          </table:table-cell>
          <table:table-cell office:value-type="float" office:value="0.000000524520874023438" calcext:value-type="float">
            <text:p>5.24520874023438E-07</text:p>
          </table:table-cell>
          <table:table-cell office:value-type="float" office:value="0.000000351841348348914" calcext:value-type="float">
            <text:p>3.51841348348914E-07</text:p>
          </table:table-cell>
          <table:table-cell office:value-type="float" office:value="0.000128698348999023" calcext:value-type="float">
            <text:p>0.000128698348999</text:p>
          </table:table-cell>
          <table:table-cell office:value-type="float" office:value="0.0000221613314713536" calcext:value-type="float">
            <text:p>2.21613314713536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1layer_NN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75922222222222" calcext:value-type="float">
            <text:p>0.975922222222222</text:p>
          </table:table-cell>
          <table:table-cell office:value-type="float" office:value="0.000556911924483916" calcext:value-type="float">
            <text:p>0.000556911924484</text:p>
          </table:table-cell>
          <table:table-cell office:value-type="float" office:value="0.124935002264826" calcext:value-type="float">
            <text:p>0.124935002264826</text:p>
          </table:table-cell>
          <table:table-cell office:value-type="float" office:value="0.00325230890201538" calcext:value-type="float">
            <text:p>0.003252308902015</text:p>
          </table:table-cell>
          <table:table-cell office:value-type="float" office:value="0.0176137232419947" calcext:value-type="float">
            <text:p>0.017613723241995</text:p>
          </table:table-cell>
          <table:table-cell office:value-type="float" office:value="0.000582581465010553" calcext:value-type="float">
            <text:p>0.000582581465011</text:p>
          </table:table-cell>
          <table:table-cell office:value-type="float" office:value="0.0117003461981407" calcext:value-type="float">
            <text:p>0.011700346198141</text:p>
          </table:table-cell>
          <table:table-cell office:value-type="float" office:value="0.000729002380979218" calcext:value-type="float">
            <text:p>0.000729002380979</text:p>
          </table:table-cell>
          <table:table-cell office:value-type="float" office:value="0.753171717171717" calcext:value-type="float">
            <text:p>0.753171717171717</text:p>
          </table:table-cell>
          <table:table-cell office:value-type="float" office:value="0.00284285567429278" calcext:value-type="float">
            <text:p>0.002842855674293</text:p>
          </table:table-cell>
          <table:table-cell office:value-type="float" office:value="0.0113867761698592" calcext:value-type="float">
            <text:p>0.011386776169859</text:p>
          </table:table-cell>
          <table:table-cell office:value-type="float" office:value="0.000402508644000403" calcext:value-type="float">
            <text:p>0.000402508644</text:p>
          </table:table-cell>
          <table:table-cell office:value-type="float" office:value="0.847063628306349" calcext:value-type="float">
            <text:p>0.847063628306349</text:p>
          </table:table-cell>
          <table:table-cell office:value-type="float" office:value="0.00337478315569747" calcext:value-type="float">
            <text:p>0.003374783155697</text:p>
          </table:table-cell>
          <table:table-cell office:value-type="float" office:value="0.00429377166450897" calcext:value-type="float">
            <text:p>0.004293771664509</text:p>
          </table:table-cell>
          <table:table-cell office:value-type="float" office:value="0.000149134000004801" calcext:value-type="float">
            <text:p>0.000149134000005</text:p>
          </table:table-cell>
          <table:table-cell office:value-type="float" office:value="0.992127769887848" calcext:value-type="float">
            <text:p>0.992127769887848</text:p>
          </table:table-cell>
          <table:table-cell office:value-type="float" office:value="0.000217388385940102" calcext:value-type="float">
            <text:p>0.00021738838594</text:p>
          </table:table-cell>
          <table:table-cell office:value-type="float" office:value="0.0162055476656257" calcext:value-type="float">
            <text:p>0.016205547665626</text:p>
          </table:table-cell>
          <table:table-cell office:value-type="float" office:value="0.000418157961905845" calcext:value-type="float">
            <text:p>0.000418157961906</text:p>
          </table:table-cell>
          <table:table-cell office:value-type="float" office:value="0.000000524520874023438" calcext:value-type="float">
            <text:p>5.24520874023438E-07</text:p>
          </table:table-cell>
          <table:table-cell office:value-type="float" office:value="0.000000188067111431745" calcext:value-type="float">
            <text:p>1.88067111431745E-07</text:p>
          </table:table-cell>
          <table:table-cell office:value-type="float" office:value="0.000135302543640137" calcext:value-type="float">
            <text:p>0.00013530254364</text:p>
          </table:table-cell>
          <table:table-cell office:value-type="float" office:value="0.0000241684401298578" calcext:value-type="float">
            <text:p>2.41684401298578E-05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AdaBoo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728044444444445" calcext:value-type="float">
            <text:p>0.728044444444445</text:p>
          </table:table-cell>
          <table:table-cell office:value-type="float" office:value="0.00386507701110643" calcext:value-type="float">
            <text:p>0.003865077011106</text:p>
          </table:table-cell>
          <table:table-cell office:value-type="float" office:value="0.789164469263888" calcext:value-type="float">
            <text:p>0.789164469263888</text:p>
          </table:table-cell>
          <table:table-cell office:value-type="float" office:value="0.0190115258507526" calcext:value-type="float">
            <text:p>0.019011525850753</text:p>
          </table:table-cell>
          <table:table-cell office:value-type="float" office:value="0.0448394960718294" calcext:value-type="float">
            <text:p>0.044839496071829</text:p>
          </table:table-cell>
          <table:table-cell office:value-type="float" office:value="0.0154592156189755" calcext:value-type="float">
            <text:p>0.015459215618976</text:p>
          </table:table-cell>
          <table:table-cell office:value-type="float" office:value="0.0381762698412698" calcext:value-type="float">
            <text:p>0.03817626984127</text:p>
          </table:table-cell>
          <table:table-cell office:value-type="float" office:value="0.0182774201687646" calcext:value-type="float">
            <text:p>0.018277420168765</text:p>
          </table:table-cell>
          <table:table-cell office:value-type="float" office:value="0.320853832442068" calcext:value-type="float">
            <text:p>0.320853832442068</text:p>
          </table:table-cell>
          <table:table-cell office:value-type="float" office:value="0.155833151530544" calcext:value-type="float">
            <text:p>0.155833151530544</text:p>
          </table:table-cell>
          <table:table-cell office:value-type="float" office:value="0.194817306675825" calcext:value-type="float">
            <text:p>0.194817306675825</text:p>
          </table:table-cell>
          <table:table-cell office:value-type="float" office:value="0.00561439837146451" calcext:value-type="float">
            <text:p>0.005614398371465</text:p>
          </table:table-cell>
          <table:table-cell office:value-type="float" office:value="0.555081577590528" calcext:value-type="float">
            <text:p>0.555081577590528</text:p>
          </table:table-cell>
          <table:table-cell office:value-type="float" office:value="0.0193346193810745" calcext:value-type="float">
            <text:p>0.019334619381075</text:p>
          </table:table-cell>
          <table:table-cell office:value-type="float" office:value="0.25678327373527" calcext:value-type="float">
            <text:p>0.25678327373527</text:p>
          </table:table-cell>
          <table:table-cell office:value-type="float" office:value="0.0220141735375354" calcext:value-type="float">
            <text:p>0.022014173537535</text:p>
          </table:table-cell>
          <table:table-cell office:value-type="float" office:value="0.692059026294288" calcext:value-type="float">
            <text:p>0.692059026294288</text:p>
          </table:table-cell>
          <table:table-cell office:value-type="float" office:value="0.0217636553944898" calcext:value-type="float">
            <text:p>0.02176365539449</text:p>
          </table:table-cell>
          <table:table-cell office:value-type="float" office:value="0.0359854181501567" calcext:value-type="float">
            <text:p>0.035985418150157</text:p>
          </table:table-cell>
          <table:table-cell office:value-type="float" office:value="0.0190758964660984" calcext:value-type="float">
            <text:p>0.019075896466098</text:p>
          </table:table-cell>
          <table:table-cell office:value-type="float" office:value="0.258689546585083" calcext:value-type="float">
            <text:p>0.258689546585083</text:p>
          </table:table-cell>
          <table:table-cell office:value-type="float" office:value="0.0229757313088678" calcext:value-type="float">
            <text:p>0.022975731308868</text:p>
          </table:table-cell>
          <table:table-cell office:value-type="float" office:value="3.64888062477112" calcext:value-type="float">
            <text:p>3.64888062477112</text:p>
          </table:table-cell>
          <table:table-cell office:value-type="float" office:value="0.840692531506399" calcext:value-type="float">
            <text:p>0.840692531506399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XGBoo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00587944735792127" calcext:value-type="float">
            <text:p>0.000587944735792</text:p>
          </table:table-cell>
          <table:table-cell office:value-type="float" office:value="0.214679846289048" calcext:value-type="float">
            <text:p>0.214679846289048</text:p>
          </table:table-cell>
          <table:table-cell office:value-type="float" office:value="0.00200498667176202" calcext:value-type="float">
            <text:p>0.002004986671762</text:p>
          </table:table-cell>
          <table:table-cell office:value-type="float" office:value="0.0178933647586981" calcext:value-type="float">
            <text:p>0.017893364758698</text:p>
          </table:table-cell>
          <table:table-cell office:value-type="float" office:value="0.000907893786727851" calcext:value-type="float">
            <text:p>0.000907893786728</text:p>
          </table:table-cell>
          <table:table-cell office:value-type="float" office:value="0.026663544973545" calcext:value-type="float">
            <text:p>0.026663544973545</text:p>
          </table:table-cell>
          <table:table-cell office:value-type="float" office:value="0.00157745923550197" calcext:value-type="float">
            <text:p>0.001577459235502</text:p>
          </table:table-cell>
          <table:table-cell office:value-type="float" office:value="0.818585858585859" calcext:value-type="float">
            <text:p>0.818585858585859</text:p>
          </table:table-cell>
          <table:table-cell office:value-type="float" office:value="0.00473809279048797" calcext:value-type="float">
            <text:p>0.004738092790488</text:p>
          </table:table-cell>
          <table:table-cell office:value-type="float" office:value="0.0863512919531852" calcext:value-type="float">
            <text:p>0.086351291953185</text:p>
          </table:table-cell>
          <table:table-cell office:value-type="float" office:value="0.00477172709065422" calcext:value-type="float">
            <text:p>0.004771727090654</text:p>
          </table:table-cell>
          <table:table-cell office:value-type="float" office:value="0.662855998963935" calcext:value-type="float">
            <text:p>0.662855998963935</text:p>
          </table:table-cell>
          <table:table-cell office:value-type="float" office:value="0.0103526215816831" calcext:value-type="float">
            <text:p>0.010352621581683</text:p>
          </table:table-cell>
          <table:table-cell office:value-type="float" office:value="0.043394745287931" calcext:value-type="float">
            <text:p>0.043394745287931</text:p>
          </table:table-cell>
          <table:table-cell office:value-type="float" office:value="0.00294314606017772" calcext:value-type="float">
            <text:p>0.002943146060178</text:p>
          </table:table-cell>
          <table:table-cell office:value-type="float" office:value="0.937023177957671" calcext:value-type="float">
            <text:p>0.937023177957671</text:p>
          </table:table-cell>
          <table:table-cell office:value-type="float" office:value="0.00334292177850757" calcext:value-type="float">
            <text:p>0.003342921778508</text:p>
          </table:table-cell>
          <table:table-cell office:value-type="float" office:value="0.00418755629870999" calcext:value-type="float">
            <text:p>0.00418755629871</text:p>
          </table:table-cell>
          <table:table-cell office:value-type="float" office:value="0.00289815160645333" calcext:value-type="float">
            <text:p>0.002898151606453</text:p>
          </table:table-cell>
          <table:table-cell office:value-type="float" office:value="0.256479334831238" calcext:value-type="float">
            <text:p>0.256479334831238</text:p>
          </table:table-cell>
          <table:table-cell office:value-type="float" office:value="0.0261013127685572" calcext:value-type="float">
            <text:p>0.026101312768557</text:p>
          </table:table-cell>
          <table:table-cell office:value-type="float" office:value="1.28013064861298" calcext:value-type="float">
            <text:p>1.28013064861298</text:p>
          </table:table-cell>
          <table:table-cell office:value-type="float" office:value="0.182442964851951" calcext:value-type="float">
            <text:p>0.182442964851951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mondrian_fore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14922222222222" calcext:value-type="float">
            <text:p>0.914922222222222</text:p>
          </table:table-cell>
          <table:table-cell office:value-type="float" office:value="0.000995256238073324" calcext:value-type="float">
            <text:p>0.000995256238073</text:p>
          </table:table-cell>
          <table:table-cell office:value-type="float" office:value="0.274941051396316" calcext:value-type="float">
            <text:p>0.274941051396316</text:p>
          </table:table-cell>
          <table:table-cell office:value-type="float" office:value="0.00297521214564134" calcext:value-type="float">
            <text:p>0.002975212145641</text:p>
          </table:table-cell>
          <table:table-cell office:value-type="float" office:value="0.0208415195782826" calcext:value-type="float">
            <text:p>0.020841519578283</text:p>
          </table:table-cell>
          <table:table-cell office:value-type="float" office:value="0.00227487921913543" calcext:value-type="float">
            <text:p>0.002274879219135</text:p>
          </table:table-cell>
          <table:table-cell office:value-type="float" office:value="0.0268055011903002" calcext:value-type="float">
            <text:p>0.0268055011903</text:p>
          </table:table-cell>
          <table:table-cell office:value-type="float" office:value="0.00203967998103485" calcext:value-type="float">
            <text:p>0.002039679981035</text:p>
          </table:table-cell>
          <table:table-cell office:value-type="float" office:value="0.719165945165945" calcext:value-type="float">
            <text:p>0.719165945165945</text:p>
          </table:table-cell>
          <table:table-cell office:value-type="float" office:value="0.120676498924373" calcext:value-type="float">
            <text:p>0.120676498924373</text:p>
          </table:table-cell>
          <table:table-cell office:value-type="float" office:value="0.123687126803388" calcext:value-type="float">
            <text:p>0.123687126803388</text:p>
          </table:table-cell>
          <table:table-cell office:value-type="float" office:value="0.012472127708838" calcext:value-type="float">
            <text:p>0.012472127708838</text:p>
          </table:table-cell>
          <table:table-cell office:value-type="float" office:value="0.623052843958094" calcext:value-type="float">
            <text:p>0.623052843958094</text:p>
          </table:table-cell>
          <table:table-cell office:value-type="float" office:value="0.0185176749077137" calcext:value-type="float">
            <text:p>0.018517674907714</text:p>
          </table:table-cell>
          <table:table-cell office:value-type="float" office:value="0.0596416428659679" calcext:value-type="float">
            <text:p>0.059641642865968</text:p>
          </table:table-cell>
          <table:table-cell office:value-type="float" office:value="0.00519486740354922" calcext:value-type="float">
            <text:p>0.005194867403549</text:p>
          </table:table-cell>
          <table:table-cell office:value-type="float" office:value="0.913366510640728" calcext:value-type="float">
            <text:p>0.913366510640728</text:p>
          </table:table-cell>
          <table:table-cell office:value-type="float" office:value="0.00589110978502273" calcext:value-type="float">
            <text:p>0.005891109785023</text:p>
          </table:table-cell>
          <table:table-cell office:value-type="float" office:value="0.00476001267794679" calcext:value-type="float">
            <text:p>0.004760012677947</text:p>
          </table:table-cell>
          <table:table-cell office:value-type="float" office:value="0.00460507986206183" calcext:value-type="float">
            <text:p>0.004605079862062</text:p>
          </table:table-cell>
          <table:table-cell office:value-type="float" office:value="0.263731360435486" calcext:value-type="float">
            <text:p>0.263731360435486</text:p>
          </table:table-cell>
          <table:table-cell office:value-type="float" office:value="0.0222880380679473" calcext:value-type="float">
            <text:p>0.022288038067947</text:p>
          </table:table-cell>
          <table:table-cell office:value-type="float" office:value="1.85646548271179" calcext:value-type="float">
            <text:p>1.85646548271179</text:p>
          </table:table-cell>
          <table:table-cell office:value-type="float" office:value="0.70249785695253" calcext:value-type="float">
            <text:p>0.70249785695253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random_fore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66177777777778" calcext:value-type="float">
            <text:p>0.966177777777778</text:p>
          </table:table-cell>
          <table:table-cell office:value-type="float" office:value="0.00070116501133031" calcext:value-type="float">
            <text:p>0.00070116501133</text:p>
          </table:table-cell>
          <table:table-cell office:value-type="float" office:value="0.1074255116106" calcext:value-type="float">
            <text:p>0.1074255116106</text:p>
          </table:table-cell>
          <table:table-cell office:value-type="float" office:value="0.00238271070556033" calcext:value-type="float">
            <text:p>0.00238271070556</text:p>
          </table:table-cell>
          <table:table-cell office:value-type="float" office:value="0.0142706936026936" calcext:value-type="float">
            <text:p>0.014270693602694</text:p>
          </table:table-cell>
          <table:table-cell office:value-type="float" office:value="0.000864422571305313" calcext:value-type="float">
            <text:p>0.000864422571305</text:p>
          </table:table-cell>
          <table:table-cell office:value-type="float" office:value="0.0301438888888889" calcext:value-type="float">
            <text:p>0.030143888888889</text:p>
          </table:table-cell>
          <table:table-cell office:value-type="float" office:value="0.000665849424550513" calcext:value-type="float">
            <text:p>0.000665849424551</text:p>
          </table:table-cell>
          <table:table-cell office:value-type="float" office:value="0.638787878787879" calcext:value-type="float">
            <text:p>0.638787878787879</text:p>
          </table:table-cell>
          <table:table-cell office:value-type="float" office:value="0.0981368712154439" calcext:value-type="float">
            <text:p>0.098136871215444</text:p>
          </table:table-cell>
          <table:table-cell office:value-type="float" office:value="0.0440726645556054" calcext:value-type="float">
            <text:p>0.044072664555606</text:p>
          </table:table-cell>
          <table:table-cell office:value-type="float" office:value="0.00478894352776873" calcext:value-type="float">
            <text:p>0.004788943527769</text:p>
          </table:table-cell>
          <table:table-cell office:value-type="float" office:value="0.685996391986366" calcext:value-type="float">
            <text:p>0.685996391986366</text:p>
          </table:table-cell>
          <table:table-cell office:value-type="float" office:value="0.0205746363754608" calcext:value-type="float">
            <text:p>0.020574636375461</text:p>
          </table:table-cell>
          <table:table-cell office:value-type="float" office:value="0.0218012054884046" calcext:value-type="float">
            <text:p>0.021801205488405</text:p>
          </table:table-cell>
          <table:table-cell office:value-type="float" office:value="0.00351860199992001" calcext:value-type="float">
            <text:p>0.00351860199992</text:p>
          </table:table-cell>
          <table:table-cell office:value-type="float" office:value="0.968325729862474" calcext:value-type="float">
            <text:p>0.968325729862474</text:p>
          </table:table-cell>
          <table:table-cell office:value-type="float" office:value="0.00389882543538874" calcext:value-type="float">
            <text:p>0.003898825435389</text:p>
          </table:table-cell>
          <table:table-cell office:value-type="float" office:value="0.00411969843482954" calcext:value-type="float">
            <text:p>0.00411969843483</text:p>
          </table:table-cell>
          <table:table-cell office:value-type="float" office:value="0.00245965348337291" calcext:value-type="float">
            <text:p>0.002459653483373</text:p>
          </table:table-cell>
          <table:table-cell office:value-type="float" office:value="0.271448230743408" calcext:value-type="float">
            <text:p>0.271448230743408</text:p>
          </table:table-cell>
          <table:table-cell office:value-type="float" office:value="0.0203328819883367" calcext:value-type="float">
            <text:p>0.020332881988337</text:p>
          </table:table-cell>
          <table:table-cell office:value-type="float" office:value="1.83788437843323" calcext:value-type="float">
            <text:p>1.83788437843323</text:p>
          </table:table-cell>
          <table:table-cell office:value-type="float" office:value="0.685454156828242" calcext:value-type="float">
            <text:p>0.685454156828242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1layer_NN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74366666666667" calcext:value-type="float">
            <text:p>0.974366666666667</text:p>
          </table:table-cell>
          <table:table-cell office:value-type="float" office:value="0.00196125012622386" calcext:value-type="float">
            <text:p>0.001961250126224</text:p>
          </table:table-cell>
          <table:table-cell office:value-type="float" office:value="0.0972819753595788" calcext:value-type="float">
            <text:p>0.097281975359579</text:p>
          </table:table-cell>
          <table:table-cell office:value-type="float" office:value="0.00430877507948274" calcext:value-type="float">
            <text:p>0.004308775079483</text:p>
          </table:table-cell>
          <table:table-cell office:value-type="float" office:value="0.0110785952451357" calcext:value-type="float">
            <text:p>0.011078595245136</text:p>
          </table:table-cell>
          <table:table-cell office:value-type="float" office:value="0.00156993395619346" calcext:value-type="float">
            <text:p>0.001569933956193</text:p>
          </table:table-cell>
          <table:table-cell office:value-type="float" office:value="0.02730981036513" calcext:value-type="float">
            <text:p>0.02730981036513</text:p>
          </table:table-cell>
          <table:table-cell office:value-type="float" office:value="0.00311986785434496" calcext:value-type="float">
            <text:p>0.003119867854345</text:p>
          </table:table-cell>
          <table:table-cell office:value-type="float" office:value="0.653505050505051" calcext:value-type="float">
            <text:p>0.653505050505051</text:p>
          </table:table-cell>
          <table:table-cell office:value-type="float" office:value="0.0578234536478693" calcext:value-type="float">
            <text:p>0.057823453647869</text:p>
          </table:table-cell>
          <table:table-cell office:value-type="float" office:value="0.0378929695489626" calcext:value-type="float">
            <text:p>0.037892969548963</text:p>
          </table:table-cell>
          <table:table-cell office:value-type="float" office:value="0.00775080740066627" calcext:value-type="float">
            <text:p>0.007750807400666</text:p>
          </table:table-cell>
          <table:table-cell office:value-type="float" office:value="0.69092513262594" calcext:value-type="float">
            <text:p>0.69092513262594</text:p>
          </table:table-cell>
          <table:table-cell office:value-type="float" office:value="0.0371293802278982" calcext:value-type="float">
            <text:p>0.037129380227898</text:p>
          </table:table-cell>
          <table:table-cell office:value-type="float" office:value="0.0140212217070814" calcext:value-type="float">
            <text:p>0.014021221707081</text:p>
          </table:table-cell>
          <table:table-cell office:value-type="float" office:value="0.00240799237564326" calcext:value-type="float">
            <text:p>0.002407992375643</text:p>
          </table:table-cell>
          <table:table-cell office:value-type="float" office:value="0.978388695391373" calcext:value-type="float">
            <text:p>0.978388695391373</text:p>
          </table:table-cell>
          <table:table-cell office:value-type="float" office:value="0.00272146741968122" calcext:value-type="float">
            <text:p>0.002721467419681</text:p>
          </table:table-cell>
          <table:table-cell office:value-type="float" office:value="0.00451968503352905" calcext:value-type="float">
            <text:p>0.004519685033529</text:p>
          </table:table-cell>
          <table:table-cell office:value-type="float" office:value="0.0025814505952696" calcext:value-type="float">
            <text:p>0.00258145059527</text:p>
          </table:table-cell>
          <table:table-cell office:value-type="float" office:value="0.254883551597595" calcext:value-type="float">
            <text:p>0.254883551597595</text:p>
          </table:table-cell>
          <table:table-cell office:value-type="float" office:value="0.0254494997595965" calcext:value-type="float">
            <text:p>0.025449499759597</text:p>
          </table:table-cell>
          <table:table-cell office:value-type="float" office:value="2.43286123275757" calcext:value-type="float">
            <text:p>2.43286123275757</text:p>
          </table:table-cell>
          <table:table-cell office:value-type="float" office:value="1.23703620310433" calcext:value-type="float">
            <text:p>1.23703620310433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AdaBoo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729666666666667" calcext:value-type="float">
            <text:p>0.729666666666667</text:p>
          </table:table-cell>
          <table:table-cell office:value-type="float" office:value="0.00139271079088616" calcext:value-type="float">
            <text:p>0.001392710790886</text:p>
          </table:table-cell>
          <table:table-cell office:value-type="float" office:value="0.880489745667499" calcext:value-type="float">
            <text:p>0.880489745667499</text:p>
          </table:table-cell>
          <table:table-cell office:value-type="float" office:value="0.124401706011413" calcext:value-type="float">
            <text:p>0.124401706011413</text:p>
          </table:table-cell>
          <table:table-cell office:value-type="float" office:value="0.0889776513846769" calcext:value-type="float">
            <text:p>0.088977651384677</text:p>
          </table:table-cell>
          <table:table-cell office:value-type="float" office:value="0.0586716233537646" calcext:value-type="float">
            <text:p>0.058671623353765</text:p>
          </table:table-cell>
          <table:table-cell office:value-type="float" office:value="0.083399454574403" calcext:value-type="float">
            <text:p>0.083399454574403</text:p>
          </table:table-cell>
          <table:table-cell office:value-type="float" office:value="0.0603593412138788" calcext:value-type="float">
            <text:p>0.060359341213879</text:p>
          </table:table-cell>
          <table:table-cell office:value-type="float" office:value="0.396835858585859" calcext:value-type="float">
            <text:p>0.396835858585859</text:p>
          </table:table-cell>
          <table:table-cell office:value-type="float" office:value="0.199888708439189" calcext:value-type="float">
            <text:p>0.199888708439189</text:p>
          </table:table-cell>
          <table:table-cell office:value-type="float" office:value="0.222757695103114" calcext:value-type="float">
            <text:p>0.222757695103114</text:p>
          </table:table-cell>
          <table:table-cell office:value-type="float" office:value="0.0336594566521961" calcext:value-type="float">
            <text:p>0.033659456652196</text:p>
          </table:table-cell>
          <table:table-cell office:value-type="float" office:value="0.545378488870281" calcext:value-type="float">
            <text:p>0.545378488870281</text:p>
          </table:table-cell>
          <table:table-cell office:value-type="float" office:value="0.0171793595071137" calcext:value-type="float">
            <text:p>0.017179359507114</text:p>
          </table:table-cell>
          <table:table-cell office:value-type="float" office:value="0.283550762750245" calcext:value-type="float">
            <text:p>0.283550762750245</text:p>
          </table:table-cell>
          <table:table-cell office:value-type="float" office:value="0.0390791728230741" calcext:value-type="float">
            <text:p>0.039079172823074</text:p>
          </table:table-cell>
          <table:table-cell office:value-type="float" office:value="0.670184484962081" calcext:value-type="float">
            <text:p>0.670184484962081</text:p>
          </table:table-cell>
          <table:table-cell office:value-type="float" office:value="0.0327717046705888" calcext:value-type="float">
            <text:p>0.032771704670589</text:p>
          </table:table-cell>
          <table:table-cell office:value-type="float" office:value="0.0594821817045856" calcext:value-type="float">
            <text:p>0.059482181704586</text:p>
          </table:table-cell>
          <table:table-cell office:value-type="float" office:value="0.0335135481572702" calcext:value-type="float">
            <text:p>0.03351354815727</text:p>
          </table:table-cell>
          <table:table-cell office:value-type="float" office:value="0.253772711753845" calcext:value-type="float">
            <text:p>0.253772711753845</text:p>
          </table:table-cell>
          <table:table-cell office:value-type="float" office:value="0.0282301287075812" calcext:value-type="float">
            <text:p>0.028230128707581</text:p>
          </table:table-cell>
          <table:table-cell office:value-type="float" office:value="2.53048858642578" calcext:value-type="float">
            <text:p>2.53048858642578</text:p>
          </table:table-cell>
          <table:table-cell office:value-type="float" office:value="1.57071731391838" calcext:value-type="float">
            <text:p>1.57071731391838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XGBoo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33277777777778" calcext:value-type="float">
            <text:p>0.933277777777778</text:p>
          </table:table-cell>
          <table:table-cell office:value-type="float" office:value="0.000406564785187032" calcext:value-type="float">
            <text:p>0.000406564785187</text:p>
          </table:table-cell>
          <table:table-cell office:value-type="float" office:value="0.220194292296748" calcext:value-type="float">
            <text:p>0.220194292296748</text:p>
          </table:table-cell>
          <table:table-cell office:value-type="float" office:value="0.00261425583736207" calcext:value-type="float">
            <text:p>0.002614255837362</text:p>
          </table:table-cell>
          <table:table-cell office:value-type="float" office:value="0.0182284085297419" calcext:value-type="float">
            <text:p>0.018228408529742</text:p>
          </table:table-cell>
          <table:table-cell office:value-type="float" office:value="0.00143514618006037" calcext:value-type="float">
            <text:p>0.00143514618006</text:p>
          </table:table-cell>
          <table:table-cell office:value-type="float" office:value="0.025675582010582" calcext:value-type="float">
            <text:p>0.025675582010582</text:p>
          </table:table-cell>
          <table:table-cell office:value-type="float" office:value="0.0028830736220403" calcext:value-type="float">
            <text:p>0.00288307362204</text:p>
          </table:table-cell>
          <table:table-cell office:value-type="float" office:value="0.785323232323232" calcext:value-type="float">
            <text:p>0.785323232323232</text:p>
          </table:table-cell>
          <table:table-cell office:value-type="float" office:value="0.02193895574919" calcext:value-type="float">
            <text:p>0.02193895574919</text:p>
          </table:table-cell>
          <table:table-cell office:value-type="float" office:value="0.0995940513276198" calcext:value-type="float">
            <text:p>0.09959405132762</text:p>
          </table:table-cell>
          <table:table-cell office:value-type="float" office:value="0.00917293601126222" calcext:value-type="float">
            <text:p>0.009172936011262</text:p>
          </table:table-cell>
          <table:table-cell office:value-type="float" office:value="0.642102999008704" calcext:value-type="float">
            <text:p>0.642102999008704</text:p>
          </table:table-cell>
          <table:table-cell office:value-type="float" office:value="0.0151083863728007" calcext:value-type="float">
            <text:p>0.015108386372801</text:p>
          </table:table-cell>
          <table:table-cell office:value-type="float" office:value="0.0436711394457488" calcext:value-type="float">
            <text:p>0.043671139445749</text:p>
          </table:table-cell>
          <table:table-cell office:value-type="float" office:value="0.00316061709385637" calcext:value-type="float">
            <text:p>0.003160617093856</text:p>
          </table:table-cell>
          <table:table-cell office:value-type="float" office:value="0.935362430159363" calcext:value-type="float">
            <text:p>0.935362430159363</text:p>
          </table:table-cell>
          <table:table-cell office:value-type="float" office:value="0.00370760112456772" calcext:value-type="float">
            <text:p>0.003707601124568</text:p>
          </table:table-cell>
          <table:table-cell office:value-type="float" office:value="0.00346337426365579" calcext:value-type="float">
            <text:p>0.003463374263656</text:p>
          </table:table-cell>
          <table:table-cell office:value-type="float" office:value="0.00214452072429078" calcext:value-type="float">
            <text:p>0.002144520724291</text:p>
          </table:table-cell>
          <table:table-cell office:value-type="float" office:value="0.2456707239151" calcext:value-type="float">
            <text:p>0.2456707239151</text:p>
          </table:table-cell>
          <table:table-cell office:value-type="float" office:value="0.0194823743130327" calcext:value-type="float">
            <text:p>0.019482374313033</text:p>
          </table:table-cell>
          <table:table-cell office:value-type="float" office:value="3.15959548950195" calcext:value-type="float">
            <text:p>3.15959548950195</text:p>
          </table:table-cell>
          <table:table-cell office:value-type="float" office:value="0.747283935273846" calcext:value-type="float">
            <text:p>0.747283935273846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mondrian_fore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15066666666667" calcext:value-type="float">
            <text:p>0.915066666666667</text:p>
          </table:table-cell>
          <table:table-cell office:value-type="float" office:value="0.000931391277570376" calcext:value-type="float">
            <text:p>0.00093139127757</text:p>
          </table:table-cell>
          <table:table-cell office:value-type="float" office:value="0.273934283217981" calcext:value-type="float">
            <text:p>0.273934283217981</text:p>
          </table:table-cell>
          <table:table-cell office:value-type="float" office:value="0.0031848848239647" calcext:value-type="float">
            <text:p>0.003184884823965</text:p>
          </table:table-cell>
          <table:table-cell office:value-type="float" office:value="0.0193858911335578" calcext:value-type="float">
            <text:p>0.019385891133558</text:p>
          </table:table-cell>
          <table:table-cell office:value-type="float" office:value="0.00177810017210782" calcext:value-type="float">
            <text:p>0.001778100172108</text:p>
          </table:table-cell>
          <table:table-cell office:value-type="float" office:value="0.0260090211640211" calcext:value-type="float">
            <text:p>0.026009021164021</text:p>
          </table:table-cell>
          <table:table-cell office:value-type="float" office:value="0.00163636018982025" calcext:value-type="float">
            <text:p>0.00163636018982</text:p>
          </table:table-cell>
          <table:table-cell office:value-type="float" office:value="0.735808080808081" calcext:value-type="float">
            <text:p>0.735808080808081</text:p>
          </table:table-cell>
          <table:table-cell office:value-type="float" office:value="0.132551554628986" calcext:value-type="float">
            <text:p>0.132551554628986</text:p>
          </table:table-cell>
          <table:table-cell office:value-type="float" office:value="0.122350328137405" calcext:value-type="float">
            <text:p>0.122350328137405</text:p>
          </table:table-cell>
          <table:table-cell office:value-type="float" office:value="0.00921162766685682" calcext:value-type="float">
            <text:p>0.009211627666857</text:p>
          </table:table-cell>
          <table:table-cell office:value-type="float" office:value="0.627935923338928" calcext:value-type="float">
            <text:p>0.627935923338928</text:p>
          </table:table-cell>
          <table:table-cell office:value-type="float" office:value="0.0166500069312349" calcext:value-type="float">
            <text:p>0.016650006931235</text:p>
          </table:table-cell>
          <table:table-cell office:value-type="float" office:value="0.0564731400995085" calcext:value-type="float">
            <text:p>0.056473140099509</text:p>
          </table:table-cell>
          <table:table-cell office:value-type="float" office:value="0.00502945658725613" calcext:value-type="float">
            <text:p>0.005029456587256</text:p>
          </table:table-cell>
          <table:table-cell office:value-type="float" office:value="0.916726876022108" calcext:value-type="float">
            <text:p>0.916726876022108</text:p>
          </table:table-cell>
          <table:table-cell office:value-type="float" office:value="0.00565565273410285" calcext:value-type="float">
            <text:p>0.005655652734103</text:p>
          </table:table-cell>
          <table:table-cell office:value-type="float" office:value="0.00503353407930446" calcext:value-type="float">
            <text:p>0.005033534079304</text:p>
          </table:table-cell>
          <table:table-cell office:value-type="float" office:value="0.00391053999282462" calcext:value-type="float">
            <text:p>0.003910539992825</text:p>
          </table:table-cell>
          <table:table-cell office:value-type="float" office:value="0.255536985397339" calcext:value-type="float">
            <text:p>0.255536985397339</text:p>
          </table:table-cell>
          <table:table-cell office:value-type="float" office:value="0.028571994392279" calcext:value-type="float">
            <text:p>0.028571994392279</text:p>
          </table:table-cell>
          <table:table-cell office:value-type="float" office:value="2.3298632144928" calcext:value-type="float">
            <text:p>2.3298632144928</text:p>
          </table:table-cell>
          <table:table-cell office:value-type="float" office:value="0.852037266843009" calcext:value-type="float">
            <text:p>0.852037266843009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random_fore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663" calcext:value-type="float">
            <text:p>0.9663</text:p>
          </table:table-cell>
          <table:table-cell office:value-type="float" office:value="0.000639465654848787" calcext:value-type="float">
            <text:p>0.000639465654849</text:p>
          </table:table-cell>
          <table:table-cell office:value-type="float" office:value="0.110315441317074" calcext:value-type="float">
            <text:p>0.110315441317074</text:p>
          </table:table-cell>
          <table:table-cell office:value-type="float" office:value="0.00500595073229916" calcext:value-type="float">
            <text:p>0.005005950732299</text:p>
          </table:table-cell>
          <table:table-cell office:value-type="float" office:value="0.0134680583613917" calcext:value-type="float">
            <text:p>0.013468058361392</text:p>
          </table:table-cell>
          <table:table-cell office:value-type="float" office:value="0.00125317384277681" calcext:value-type="float">
            <text:p>0.001253173842777</text:p>
          </table:table-cell>
          <table:table-cell office:value-type="float" office:value="0.0301693650793651" calcext:value-type="float">
            <text:p>0.030169365079365</text:p>
          </table:table-cell>
          <table:table-cell office:value-type="float" office:value="0.00205882807678974" calcext:value-type="float">
            <text:p>0.00205882807679</text:p>
          </table:table-cell>
          <table:table-cell office:value-type="float" office:value="0.63710101010101" calcext:value-type="float">
            <text:p>0.63710101010101</text:p>
          </table:table-cell>
          <table:table-cell office:value-type="float" office:value="0.0882540435446153" calcext:value-type="float">
            <text:p>0.088254043544615</text:p>
          </table:table-cell>
          <table:table-cell office:value-type="float" office:value="0.0458511040956145" calcext:value-type="float">
            <text:p>0.045851104095615</text:p>
          </table:table-cell>
          <table:table-cell office:value-type="float" office:value="0.00600926441424553" calcext:value-type="float">
            <text:p>0.006009264414246</text:p>
          </table:table-cell>
          <table:table-cell office:value-type="float" office:value="0.683215117984075" calcext:value-type="float">
            <text:p>0.683215117984075</text:p>
          </table:table-cell>
          <table:table-cell office:value-type="float" office:value="0.022918606247057" calcext:value-type="float">
            <text:p>0.022918606247057</text:p>
          </table:table-cell>
          <table:table-cell office:value-type="float" office:value="0.0211268180966148" calcext:value-type="float">
            <text:p>0.021126818096615</text:p>
          </table:table-cell>
          <table:table-cell office:value-type="float" office:value="0.00380116155071635" calcext:value-type="float">
            <text:p>0.003801161550716</text:p>
          </table:table-cell>
          <table:table-cell office:value-type="float" office:value="0.968919889359727" calcext:value-type="float">
            <text:p>0.968919889359727</text:p>
          </table:table-cell>
          <table:table-cell office:value-type="float" office:value="0.0042056140269544" calcext:value-type="float">
            <text:p>0.004205614026954</text:p>
          </table:table-cell>
          <table:table-cell office:value-type="float" office:value="0.00438559058811119" calcext:value-type="float">
            <text:p>0.004385590588111</text:p>
          </table:table-cell>
          <table:table-cell office:value-type="float" office:value="0.00292631947854898" calcext:value-type="float">
            <text:p>0.002926319478549</text:p>
          </table:table-cell>
          <table:table-cell office:value-type="float" office:value="0.247328519821167" calcext:value-type="float">
            <text:p>0.247328519821167</text:p>
          </table:table-cell>
          <table:table-cell office:value-type="float" office:value="0.0271808263237152" calcext:value-type="float">
            <text:p>0.027180826323715</text:p>
          </table:table-cell>
          <table:table-cell office:value-type="float" office:value="2.35849726200104" calcext:value-type="float">
            <text:p>2.35849726200104</text:p>
          </table:table-cell>
          <table:table-cell office:value-type="float" office:value="0.661469591606083" calcext:value-type="float">
            <text:p>0.661469591606083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1layer_NN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76033333333333" calcext:value-type="float">
            <text:p>0.976033333333333</text:p>
          </table:table-cell>
          <table:table-cell office:value-type="float" office:value="0.000585724083790287" calcext:value-type="float">
            <text:p>0.00058572408379</text:p>
          </table:table-cell>
          <table:table-cell office:value-type="float" office:value="0.096864460505936" calcext:value-type="float">
            <text:p>0.096864460505936</text:p>
          </table:table-cell>
          <table:table-cell office:value-type="float" office:value="0.0131701929860395" calcext:value-type="float">
            <text:p>0.01317019298604</text:p>
          </table:table-cell>
          <table:table-cell office:value-type="float" office:value="0.0121266879910213" calcext:value-type="float">
            <text:p>0.012126687991021</text:p>
          </table:table-cell>
          <table:table-cell office:value-type="float" office:value="0.00262003269260563" calcext:value-type="float">
            <text:p>0.002620032692606</text:p>
          </table:table-cell>
          <table:table-cell office:value-type="float" office:value="0.0308624338624338" calcext:value-type="float">
            <text:p>0.030862433862434</text:p>
          </table:table-cell>
          <table:table-cell office:value-type="float" office:value="0.00345434378307911" calcext:value-type="float">
            <text:p>0.003454343783079</text:p>
          </table:table-cell>
          <table:table-cell office:value-type="float" office:value="0.683959595959596" calcext:value-type="float">
            <text:p>0.683959595959596</text:p>
          </table:table-cell>
          <table:table-cell office:value-type="float" office:value="0.0464461010664764" calcext:value-type="float">
            <text:p>0.046446101066477</text:p>
          </table:table-cell>
          <table:table-cell office:value-type="float" office:value="0.0189961922188856" calcext:value-type="float">
            <text:p>0.018996192218886</text:p>
          </table:table-cell>
          <table:table-cell office:value-type="float" office:value="0.00617883369859058" calcext:value-type="float">
            <text:p>0.006178833698591</text:p>
          </table:table-cell>
          <table:table-cell office:value-type="float" office:value="0.782419080171108" calcext:value-type="float">
            <text:p>0.782419080171108</text:p>
          </table:table-cell>
          <table:table-cell office:value-type="float" office:value="0.0491327057562113" calcext:value-type="float">
            <text:p>0.049132705756211</text:p>
          </table:table-cell>
          <table:table-cell office:value-type="float" office:value="0.0163150797340014" calcext:value-type="float">
            <text:p>0.016315079734001</text:p>
          </table:table-cell>
          <table:table-cell office:value-type="float" office:value="0.00283761629577136" calcext:value-type="float">
            <text:p>0.002837616295771</text:p>
          </table:table-cell>
          <table:table-cell office:value-type="float" office:value="0.978868248704459" calcext:value-type="float">
            <text:p>0.978868248704459</text:p>
          </table:table-cell>
          <table:table-cell office:value-type="float" office:value="0.00334979153214791" calcext:value-type="float">
            <text:p>0.003349791532148</text:p>
          </table:table-cell>
          <table:table-cell office:value-type="float" office:value="0.00395491748369651" calcext:value-type="float">
            <text:p>0.003954917483697</text:p>
          </table:table-cell>
          <table:table-cell office:value-type="float" office:value="0.00241392905391215" calcext:value-type="float">
            <text:p>0.002413929053912</text:p>
          </table:table-cell>
          <table:table-cell office:value-type="float" office:value="0.251775646209717" calcext:value-type="float">
            <text:p>0.251775646209717</text:p>
          </table:table-cell>
          <table:table-cell office:value-type="float" office:value="0.0279421160742773" calcext:value-type="float">
            <text:p>0.027942116074277</text:p>
          </table:table-cell>
          <table:table-cell office:value-type="float" office:value="3.37247993946075" calcext:value-type="float">
            <text:p>3.37247993946075</text:p>
          </table:table-cell>
          <table:table-cell office:value-type="float" office:value="0.917773362867535" calcext:value-type="float">
            <text:p>0.917773362867535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AdaBoo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728533333333333" calcext:value-type="float">
            <text:p>0.728533333333333</text:p>
          </table:table-cell>
          <table:table-cell office:value-type="float" office:value="0.00344137657084081" calcext:value-type="float">
            <text:p>0.003441376570841</text:p>
          </table:table-cell>
          <table:table-cell office:value-type="float" office:value="0.789008751481093" calcext:value-type="float">
            <text:p>0.789008751481093</text:p>
          </table:table-cell>
          <table:table-cell office:value-type="float" office:value="0.0183916514020543" calcext:value-type="float">
            <text:p>0.018391651402054</text:p>
          </table:table-cell>
          <table:table-cell office:value-type="float" office:value="0.0427646543209876" calcext:value-type="float">
            <text:p>0.042764654320988</text:p>
          </table:table-cell>
          <table:table-cell office:value-type="float" office:value="0.0123157465783784" calcext:value-type="float">
            <text:p>0.012315746578378</text:p>
          </table:table-cell>
          <table:table-cell office:value-type="float" office:value="0.0345025396825397" calcext:value-type="float">
            <text:p>0.03450253968254</text:p>
          </table:table-cell>
          <table:table-cell office:value-type="float" office:value="0.0155995484473298" calcext:value-type="float">
            <text:p>0.01559954844733</text:p>
          </table:table-cell>
          <table:table-cell office:value-type="float" office:value="0.296181290931291" calcext:value-type="float">
            <text:p>0.296181290931291</text:p>
          </table:table-cell>
          <table:table-cell office:value-type="float" office:value="0.0779634863805512" calcext:value-type="float">
            <text:p>0.077963486380551</text:p>
          </table:table-cell>
          <table:table-cell office:value-type="float" office:value="0.195340927608652" calcext:value-type="float">
            <text:p>0.195340927608652</text:p>
          </table:table-cell>
          <table:table-cell office:value-type="float" office:value="0.00560339328166131" calcext:value-type="float">
            <text:p>0.005603393281661</text:p>
          </table:table-cell>
          <table:table-cell office:value-type="float" office:value="0.559904622439659" calcext:value-type="float">
            <text:p>0.559904622439659</text:p>
          </table:table-cell>
          <table:table-cell office:value-type="float" office:value="0.0163215105892918" calcext:value-type="float">
            <text:p>0.016321510589292</text:p>
          </table:table-cell>
          <table:table-cell office:value-type="float" office:value="0.25263227569735" calcext:value-type="float">
            <text:p>0.25263227569735</text:p>
          </table:table-cell>
          <table:table-cell office:value-type="float" office:value="0.0191410409459266" calcext:value-type="float">
            <text:p>0.019141040945927</text:p>
          </table:table-cell>
          <table:table-cell office:value-type="float" office:value="0.696482721300538" calcext:value-type="float">
            <text:p>0.696482721300538</text:p>
          </table:table-cell>
          <table:table-cell office:value-type="float" office:value="0.0187158873900376" calcext:value-type="float">
            <text:p>0.018715887390038</text:p>
          </table:table-cell>
          <table:table-cell office:value-type="float" office:value="0.0320506120327955" calcext:value-type="float">
            <text:p>0.032050612032796</text:p>
          </table:table-cell>
          <table:table-cell office:value-type="float" office:value="0.0166794841060878" calcext:value-type="float">
            <text:p>0.016679484106088</text:p>
          </table:table-cell>
          <table:table-cell office:value-type="float" office:value="0.149162340164185" calcext:value-type="float">
            <text:p>0.149162340164185</text:p>
          </table:table-cell>
          <table:table-cell office:value-type="float" office:value="0.0260346851702594" calcext:value-type="float">
            <text:p>0.02603468517026</text:p>
          </table:table-cell>
          <table:table-cell office:value-type="float" office:value="3.60144879817963" calcext:value-type="float">
            <text:p>3.60144879817963</text:p>
          </table:table-cell>
          <table:table-cell office:value-type="float" office:value="0.787304967267219" calcext:value-type="float">
            <text:p>0.787304967267219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XGBoo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000583377423377862" calcext:value-type="float">
            <text:p>0.000583377423378</text:p>
          </table:table-cell>
          <table:table-cell office:value-type="float" office:value="0.214656340485758" calcext:value-type="float">
            <text:p>0.214656340485758</text:p>
          </table:table-cell>
          <table:table-cell office:value-type="float" office:value="0.0020910414971698" calcext:value-type="float">
            <text:p>0.00209104149717</text:p>
          </table:table-cell>
          <table:table-cell office:value-type="float" office:value="0.0181520976430977" calcext:value-type="float">
            <text:p>0.018152097643098</text:p>
          </table:table-cell>
          <table:table-cell office:value-type="float" office:value="0.00160124921706356" calcext:value-type="float">
            <text:p>0.001601249217064</text:p>
          </table:table-cell>
          <table:table-cell office:value-type="float" office:value="0.0270013227513227" calcext:value-type="float">
            <text:p>0.027001322751323</text:p>
          </table:table-cell>
          <table:table-cell office:value-type="float" office:value="0.0017685360341964" calcext:value-type="float">
            <text:p>0.001768536034196</text:p>
          </table:table-cell>
          <table:table-cell office:value-type="float" office:value="0.817686868686869" calcext:value-type="float">
            <text:p>0.817686868686869</text:p>
          </table:table-cell>
          <table:table-cell office:value-type="float" office:value="0.00464236387626207" calcext:value-type="float">
            <text:p>0.004642363876262</text:p>
          </table:table-cell>
          <table:table-cell office:value-type="float" office:value="0.0858031390782055" calcext:value-type="float">
            <text:p>0.085803139078206</text:p>
          </table:table-cell>
          <table:table-cell office:value-type="float" office:value="0.0047522724406871" calcext:value-type="float">
            <text:p>0.004752272440687</text:p>
          </table:table-cell>
          <table:table-cell office:value-type="float" office:value="0.664215704439931" calcext:value-type="float">
            <text:p>0.664215704439931</text:p>
          </table:table-cell>
          <table:table-cell office:value-type="float" office:value="0.0103450643826427" calcext:value-type="float">
            <text:p>0.010345064382643</text:p>
          </table:table-cell>
          <table:table-cell office:value-type="float" office:value="0.0425833360022187" calcext:value-type="float">
            <text:p>0.042583336002219</text:p>
          </table:table-cell>
          <table:table-cell office:value-type="float" office:value="0.00294854683991287" calcext:value-type="float">
            <text:p>0.002948546839913</text:p>
          </table:table-cell>
          <table:table-cell office:value-type="float" office:value="0.937861464322666" calcext:value-type="float">
            <text:p>0.937861464322666</text:p>
          </table:table-cell>
          <table:table-cell office:value-type="float" office:value="0.00332947659277915" calcext:value-type="float">
            <text:p>0.003329476592779</text:p>
          </table:table-cell>
          <table:table-cell office:value-type="float" office:value="0.00491999817725262" calcext:value-type="float">
            <text:p>0.004919998177253</text:p>
          </table:table-cell>
          <table:table-cell office:value-type="float" office:value="0.00302515051440469" calcext:value-type="float">
            <text:p>0.003025150514405</text:p>
          </table:table-cell>
          <table:table-cell office:value-type="float" office:value="0.148696446418762" calcext:value-type="float">
            <text:p>0.148696446418762</text:p>
          </table:table-cell>
          <table:table-cell office:value-type="float" office:value="0.0256637869589597" calcext:value-type="float">
            <text:p>0.02566378695896</text:p>
          </table:table-cell>
          <table:table-cell office:value-type="float" office:value="1.26582145690918" calcext:value-type="float">
            <text:p>1.26582145690918</text:p>
          </table:table-cell>
          <table:table-cell office:value-type="float" office:value="0.198309035438535" calcext:value-type="float">
            <text:p>0.198309035438535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mondrian_fore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15155555555556" calcext:value-type="float">
            <text:p>0.915155555555556</text:p>
          </table:table-cell>
          <table:table-cell office:value-type="float" office:value="0.000899931410280732" calcext:value-type="float">
            <text:p>0.000899931410281</text:p>
          </table:table-cell>
          <table:table-cell office:value-type="float" office:value="0.274852808604747" calcext:value-type="float">
            <text:p>0.274852808604747</text:p>
          </table:table-cell>
          <table:table-cell office:value-type="float" office:value="0.00313198186528521" calcext:value-type="float">
            <text:p>0.003131981865285</text:p>
          </table:table-cell>
          <table:table-cell office:value-type="float" office:value="0.0205935505733319" calcext:value-type="float">
            <text:p>0.020593550573332</text:p>
          </table:table-cell>
          <table:table-cell office:value-type="float" office:value="0.00186220704141035" calcext:value-type="float">
            <text:p>0.00186220704141</text:p>
          </table:table-cell>
          <table:table-cell office:value-type="float" office:value="0.0263751518636866" calcext:value-type="float">
            <text:p>0.026375151863687</text:p>
          </table:table-cell>
          <table:table-cell office:value-type="float" office:value="0.00206101825450612" calcext:value-type="float">
            <text:p>0.002061018254506</text:p>
          </table:table-cell>
          <table:table-cell office:value-type="float" office:value="0.718266955266955" calcext:value-type="float">
            <text:p>0.718266955266955</text:p>
          </table:table-cell>
          <table:table-cell office:value-type="float" office:value="0.120071568681185" calcext:value-type="float">
            <text:p>0.120071568681185</text:p>
          </table:table-cell>
          <table:table-cell office:value-type="float" office:value="0.123058722759425" calcext:value-type="float">
            <text:p>0.123058722759425</text:p>
          </table:table-cell>
          <table:table-cell office:value-type="float" office:value="0.0124916259948667" calcext:value-type="float">
            <text:p>0.012491625994867</text:p>
          </table:table-cell>
          <table:table-cell office:value-type="float" office:value="0.62544277867453" calcext:value-type="float">
            <text:p>0.62544277867453</text:p>
          </table:table-cell>
          <table:table-cell office:value-type="float" office:value="0.0189282250810004" calcext:value-type="float">
            <text:p>0.018928225081</text:p>
          </table:table-cell>
          <table:table-cell office:value-type="float" office:value="0.0587152906895986" calcext:value-type="float">
            <text:p>0.058715290689599</text:p>
          </table:table-cell>
          <table:table-cell office:value-type="float" office:value="0.00511125269273754" calcext:value-type="float">
            <text:p>0.005111252692738</text:p>
          </table:table-cell>
          <table:table-cell office:value-type="float" office:value="0.914490038476716" calcext:value-type="float">
            <text:p>0.914490038476716</text:p>
          </table:table-cell>
          <table:table-cell office:value-type="float" office:value="0.00586257110146502" calcext:value-type="float">
            <text:p>0.005862571101465</text:p>
          </table:table-cell>
          <table:table-cell office:value-type="float" office:value="0.00466299721722128" calcext:value-type="float">
            <text:p>0.004662997217221</text:p>
          </table:table-cell>
          <table:table-cell office:value-type="float" office:value="0.00431423278511055" calcext:value-type="float">
            <text:p>0.004314232785111</text:p>
          </table:table-cell>
          <table:table-cell office:value-type="float" office:value="0.15006206035614" calcext:value-type="float">
            <text:p>0.15006206035614</text:p>
          </table:table-cell>
          <table:table-cell office:value-type="float" office:value="0.0285306405366702" calcext:value-type="float">
            <text:p>0.02853064053667</text:p>
          </table:table-cell>
          <table:table-cell office:value-type="float" office:value="1.77081139087677" calcext:value-type="float">
            <text:p>1.77081139087677</text:p>
          </table:table-cell>
          <table:table-cell office:value-type="float" office:value="0.669530907981654" calcext:value-type="float">
            <text:p>0.669530907981654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random_fore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65777777777778" calcext:value-type="float">
            <text:p>0.965777777777778</text:p>
          </table:table-cell>
          <table:table-cell office:value-type="float" office:value="0.000738886568268874" calcext:value-type="float">
            <text:p>0.000738886568269</text:p>
          </table:table-cell>
          <table:table-cell office:value-type="float" office:value="0.107445944397682" calcext:value-type="float">
            <text:p>0.107445944397682</text:p>
          </table:table-cell>
          <table:table-cell office:value-type="float" office:value="0.00280710811049961" calcext:value-type="float">
            <text:p>0.0028071081105</text:p>
          </table:table-cell>
          <table:table-cell office:value-type="float" office:value="0.0135213759820427" calcext:value-type="float">
            <text:p>0.013521375982043</text:p>
          </table:table-cell>
          <table:table-cell office:value-type="float" office:value="0.000855735123641698" calcext:value-type="float">
            <text:p>0.000855735123642</text:p>
          </table:table-cell>
          <table:table-cell office:value-type="float" office:value="0.0302705026455026" calcext:value-type="float">
            <text:p>0.030270502645503</text:p>
          </table:table-cell>
          <table:table-cell office:value-type="float" office:value="0.000916138429806742" calcext:value-type="float">
            <text:p>0.000916138429807</text:p>
          </table:table-cell>
          <table:table-cell office:value-type="float" office:value="0.594848484848485" calcext:value-type="float">
            <text:p>0.594848484848485</text:p>
          </table:table-cell>
          <table:table-cell office:value-type="float" office:value="0.101158838303674" calcext:value-type="float">
            <text:p>0.101158838303674</text:p>
          </table:table-cell>
          <table:table-cell office:value-type="float" office:value="0.0432249717797913" calcext:value-type="float">
            <text:p>0.043224971779791</text:p>
          </table:table-cell>
          <table:table-cell office:value-type="float" office:value="0.00483323349464447" calcext:value-type="float">
            <text:p>0.004833233494644</text:p>
          </table:table-cell>
          <table:table-cell office:value-type="float" office:value="0.686646944146298" calcext:value-type="float">
            <text:p>0.686646944146298</text:p>
          </table:table-cell>
          <table:table-cell office:value-type="float" office:value="0.020550872717794" calcext:value-type="float">
            <text:p>0.020550872717794</text:p>
          </table:table-cell>
          <table:table-cell office:value-type="float" office:value="0.0204173664250262" calcext:value-type="float">
            <text:p>0.020417366425026</text:p>
          </table:table-cell>
          <table:table-cell office:value-type="float" office:value="0.00345484497567921" calcext:value-type="float">
            <text:p>0.003454844975679</text:p>
          </table:table-cell>
          <table:table-cell office:value-type="float" office:value="0.969567982013263" calcext:value-type="float">
            <text:p>0.969567982013263</text:p>
          </table:table-cell>
          <table:table-cell office:value-type="float" office:value="0.00383607967432272" calcext:value-type="float">
            <text:p>0.003836079674323</text:p>
          </table:table-cell>
          <table:table-cell office:value-type="float" office:value="0.00480765108000213" calcext:value-type="float">
            <text:p>0.004807651080002</text:p>
          </table:table-cell>
          <table:table-cell office:value-type="float" office:value="0.0031428554568215" calcext:value-type="float">
            <text:p>0.003142855456822</text:p>
          </table:table-cell>
          <table:table-cell office:value-type="float" office:value="0.145285773277283" calcext:value-type="float">
            <text:p>0.145285773277283</text:p>
          </table:table-cell>
          <table:table-cell office:value-type="float" office:value="0.0183610703090791" calcext:value-type="float">
            <text:p>0.018361070309079</text:p>
          </table:table-cell>
          <table:table-cell office:value-type="float" office:value="1.81705174446106" calcext:value-type="float">
            <text:p>1.81705174446106</text:p>
          </table:table-cell>
          <table:table-cell office:value-type="float" office:value="0.684431398329383" calcext:value-type="float">
            <text:p>0.684431398329383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1layer_NN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74211111111111" calcext:value-type="float">
            <text:p>0.974211111111111</text:p>
          </table:table-cell>
          <table:table-cell office:value-type="float" office:value="0.0020160195200135" calcext:value-type="float">
            <text:p>0.002016019520014</text:p>
          </table:table-cell>
          <table:table-cell office:value-type="float" office:value="0.0987336042364651" calcext:value-type="float">
            <text:p>0.098733604236465</text:p>
          </table:table-cell>
          <table:table-cell office:value-type="float" office:value="0.00447228807108085" calcext:value-type="float">
            <text:p>0.004472288071081</text:p>
          </table:table-cell>
          <table:table-cell office:value-type="float" office:value="0.0109329577925395" calcext:value-type="float">
            <text:p>0.01093295779254</text:p>
          </table:table-cell>
          <table:table-cell office:value-type="float" office:value="0.00167774849204583" calcext:value-type="float">
            <text:p>0.001677748492046</text:p>
          </table:table-cell>
          <table:table-cell office:value-type="float" office:value="0.0260466027578804" calcext:value-type="float">
            <text:p>0.026046602757881</text:p>
          </table:table-cell>
          <table:table-cell office:value-type="float" office:value="0.0031599027820835" calcext:value-type="float">
            <text:p>0.003159902782084</text:p>
          </table:table-cell>
          <table:table-cell office:value-type="float" office:value="0.64069696969697" calcext:value-type="float">
            <text:p>0.64069696969697</text:p>
          </table:table-cell>
          <table:table-cell office:value-type="float" office:value="0.0633875598640998" calcext:value-type="float">
            <text:p>0.0633875598641</text:p>
          </table:table-cell>
          <table:table-cell office:value-type="float" office:value="0.0363235003651245" calcext:value-type="float">
            <text:p>0.036323500365125</text:p>
          </table:table-cell>
          <table:table-cell office:value-type="float" office:value="0.0088733774789093" calcext:value-type="float">
            <text:p>0.008873377478909</text:p>
          </table:table-cell>
          <table:table-cell office:value-type="float" office:value="0.699832502117788" calcext:value-type="float">
            <text:p>0.699832502117788</text:p>
          </table:table-cell>
          <table:table-cell office:value-type="float" office:value="0.0489474829054797" calcext:value-type="float">
            <text:p>0.04894748290548</text:p>
          </table:table-cell>
          <table:table-cell office:value-type="float" office:value="0.0133049575360133" calcext:value-type="float">
            <text:p>0.013304957536013</text:p>
          </table:table-cell>
          <table:table-cell office:value-type="float" office:value="0.00249725588453804" calcext:value-type="float">
            <text:p>0.002497255884538</text:p>
          </table:table-cell>
          <table:table-cell office:value-type="float" office:value="0.979261547337829" calcext:value-type="float">
            <text:p>0.979261547337829</text:p>
          </table:table-cell>
          <table:table-cell office:value-type="float" office:value="0.00321940548552255" calcext:value-type="float">
            <text:p>0.003219405485523</text:p>
          </table:table-cell>
          <table:table-cell office:value-type="float" office:value="0.00519984995153525" calcext:value-type="float">
            <text:p>0.005199849951535</text:p>
          </table:table-cell>
          <table:table-cell office:value-type="float" office:value="0.00339560938972335" calcext:value-type="float">
            <text:p>0.003395609389723</text:p>
          </table:table-cell>
          <table:table-cell office:value-type="float" office:value="0.14818389415741" calcext:value-type="float">
            <text:p>0.14818389415741</text:p>
          </table:table-cell>
          <table:table-cell office:value-type="float" office:value="0.0249772917126621" calcext:value-type="float">
            <text:p>0.024977291712662</text:p>
          </table:table-cell>
          <table:table-cell office:value-type="float" office:value="2.34307909011841" calcext:value-type="float">
            <text:p>2.34307909011841</text:p>
          </table:table-cell>
          <table:table-cell office:value-type="float" office:value="1.19770985012415" calcext:value-type="float">
            <text:p>1.19770985012415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AdaBoo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660055555555555" calcext:value-type="float">
            <text:p>0.660055555555555</text:p>
          </table:table-cell>
          <table:table-cell office:value-type="float" office:value="0.00973154755589507" calcext:value-type="float">
            <text:p>0.009731547555895</text:p>
          </table:table-cell>
          <table:table-cell office:value-type="float" office:value="1.12762009250745" calcext:value-type="float">
            <text:p>1.12762009250745</text:p>
          </table:table-cell>
          <table:table-cell office:value-type="float" office:value="0.00745950406062127" calcext:value-type="float">
            <text:p>0.007459504060621</text:p>
          </table:table-cell>
          <table:table-cell office:value-type="float" office:value="0.226694099887766" calcext:value-type="float">
            <text:p>0.226694099887766</text:p>
          </table:table-cell>
          <table:table-cell office:value-type="float" office:value="0.013718981409092" calcext:value-type="float">
            <text:p>0.013718981409092</text:p>
          </table:table-cell>
          <table:table-cell office:value-type="float" office:value="0.225764814814815" calcext:value-type="float">
            <text:p>0.225764814814815</text:p>
          </table:table-cell>
          <table:table-cell office:value-type="float" office:value="0.0136901049914603" calcext:value-type="float">
            <text:p>0.01369010499146</text:p>
          </table:table-cell>
          <table:table-cell office:value-type="float" office:value="0.43424242210529" calcext:value-type="float">
            <text:p>0.43424242210529</text:p>
          </table:table-cell>
          <table:table-cell office:value-type="float" office:value="0.217356948585737" calcext:value-type="float">
            <text:p>0.217356948585737</text:p>
          </table:table-cell>
          <table:table-cell office:value-type="float" office:value="0.102545784043552" calcext:value-type="float">
            <text:p>0.102545784043552</text:p>
          </table:table-cell>
          <table:table-cell office:value-type="float" office:value="0.00544604195600693" calcext:value-type="float">
            <text:p>0.005446041956007</text:p>
          </table:table-cell>
          <table:table-cell office:value-type="float" office:value="0.356389558552277" calcext:value-type="float">
            <text:p>0.356389558552277</text:p>
          </table:table-cell>
          <table:table-cell office:value-type="float" office:value="0.00651351705068253" calcext:value-type="float">
            <text:p>0.006513517050683</text:p>
          </table:table-cell>
          <table:table-cell office:value-type="float" office:value="0.526834407536797" calcext:value-type="float">
            <text:p>0.526834407536797</text:p>
          </table:table-cell>
          <table:table-cell office:value-type="float" office:value="0.00742327756775964" calcext:value-type="float">
            <text:p>0.00742327756776</text:p>
          </table:table-cell>
          <table:table-cell office:value-type="float" office:value="0.433442635849319" calcext:value-type="float">
            <text:p>0.433442635849319</text:p>
          </table:table-cell>
          <table:table-cell office:value-type="float" office:value="0.00598459311893906" calcext:value-type="float">
            <text:p>0.005984593118939</text:p>
          </table:table-cell>
          <table:table-cell office:value-type="float" office:value="0.226612919706236" calcext:value-type="float">
            <text:p>0.226612919706236</text:p>
          </table:table-cell>
          <table:table-cell office:value-type="float" office:value="0.0137590464183613" calcext:value-type="float">
            <text:p>0.013759046418361</text:p>
          </table:table-cell>
          <table:table-cell office:value-type="float" office:value="0.00418884754180908" calcext:value-type="float">
            <text:p>0.004188847541809</text:p>
          </table:table-cell>
          <table:table-cell office:value-type="float" office:value="0.0000308563650749928" calcext:value-type="float">
            <text:p>3.08563650749928E-05</text:p>
          </table:table-cell>
          <table:table-cell office:value-type="float" office:value="0.03756103515625" calcext:value-type="float">
            <text:p>0.03756103515625</text:p>
          </table:table-cell>
          <table:table-cell office:value-type="float" office:value="0.000274378829836414" calcext:value-type="float">
            <text:p>0.000274378829836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XGBoo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33011111111111" calcext:value-type="float">
            <text:p>0.933011111111111</text:p>
          </table:table-cell>
          <table:table-cell office:value-type="float" office:value="0.00113366008361643" calcext:value-type="float">
            <text:p>0.001133660083616</text:p>
          </table:table-cell>
          <table:table-cell office:value-type="float" office:value="0.252273953420843" calcext:value-type="float">
            <text:p>0.252273953420843</text:p>
          </table:table-cell>
          <table:table-cell office:value-type="float" office:value="0.00312970851299033" calcext:value-type="float">
            <text:p>0.00312970851299</text:p>
          </table:table-cell>
          <table:table-cell office:value-type="float" office:value="0.0449390897867564" calcext:value-type="float">
            <text:p>0.044939089786757</text:p>
          </table:table-cell>
          <table:table-cell office:value-type="float" office:value="0.002140971851555" calcext:value-type="float">
            <text:p>0.002140971851555</text:p>
          </table:table-cell>
          <table:table-cell office:value-type="float" office:value="0.0369990740740741" calcext:value-type="float">
            <text:p>0.036999074074074</text:p>
          </table:table-cell>
          <table:table-cell office:value-type="float" office:value="0.00101072283454209" calcext:value-type="float">
            <text:p>0.001010722834542</text:p>
          </table:table-cell>
          <table:table-cell office:value-type="float" office:value="0.71250505050505" calcext:value-type="float">
            <text:p>0.71250505050505</text:p>
          </table:table-cell>
          <table:table-cell office:value-type="float" office:value="0.0388523608820014" calcext:value-type="float">
            <text:p>0.038852360882002</text:p>
          </table:table-cell>
          <table:table-cell office:value-type="float" office:value="0.045957351880173" calcext:value-type="float">
            <text:p>0.045957351880173</text:p>
          </table:table-cell>
          <table:table-cell office:value-type="float" office:value="0.000973237447310484" calcext:value-type="float">
            <text:p>0.00097323744731</text:p>
          </table:table-cell>
          <table:table-cell office:value-type="float" office:value="0.742813694458488" calcext:value-type="float">
            <text:p>0.742813694458488</text:p>
          </table:table-cell>
          <table:table-cell office:value-type="float" office:value="0.00851542285075382" calcext:value-type="float">
            <text:p>0.008515422850754</text:p>
          </table:table-cell>
          <table:table-cell office:value-type="float" office:value="0.0549990152990729" calcext:value-type="float">
            <text:p>0.054999015299073</text:p>
          </table:table-cell>
          <table:table-cell office:value-type="float" office:value="0.00454165356831245" calcext:value-type="float">
            <text:p>0.004541653568312</text:p>
          </table:table-cell>
          <table:table-cell office:value-type="float" office:value="0.931458502950255" calcext:value-type="float">
            <text:p>0.931458502950255</text:p>
          </table:table-cell>
          <table:table-cell office:value-type="float" office:value="0.00462132439455641" calcext:value-type="float">
            <text:p>0.004621324394556</text:p>
          </table:table-cell>
          <table:table-cell office:value-type="float" office:value="0.00472177717296809" calcext:value-type="float">
            <text:p>0.004721777172968</text:p>
          </table:table-cell>
          <table:table-cell office:value-type="float" office:value="0.00272809662783071" calcext:value-type="float">
            <text:p>0.002728096627831</text:p>
          </table:table-cell>
          <table:table-cell office:value-type="float" office:value="0.00417096614837647" calcext:value-type="float">
            <text:p>0.004170966148376</text:p>
          </table:table-cell>
          <table:table-cell office:value-type="float" office:value="0.0000466041819009029" calcext:value-type="float">
            <text:p>4.66041819009029E-05</text:p>
          </table:table-cell>
          <table:table-cell office:value-type="float" office:value="0.0272538423538208" calcext:value-type="float">
            <text:p>0.027253842353821</text:p>
          </table:table-cell>
          <table:table-cell office:value-type="float" office:value="0.000447490346330734" calcext:value-type="float">
            <text:p>0.000447490346331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mondrian_fore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15822222222222" calcext:value-type="float">
            <text:p>0.915822222222222</text:p>
          </table:table-cell>
          <table:table-cell office:value-type="float" office:value="0.000975980390637035" calcext:value-type="float">
            <text:p>0.000975980390637</text:p>
          </table:table-cell>
          <table:table-cell office:value-type="float" office:value="0.295654261511734" calcext:value-type="float">
            <text:p>0.295654261511734</text:p>
          </table:table-cell>
          <table:table-cell office:value-type="float" office:value="0.00367144846496315" calcext:value-type="float">
            <text:p>0.003671448464963</text:p>
          </table:table-cell>
          <table:table-cell office:value-type="float" office:value="0.0363821054994388" calcext:value-type="float">
            <text:p>0.036382105499439</text:p>
          </table:table-cell>
          <table:table-cell office:value-type="float" office:value="0.00530643751718221" calcext:value-type="float">
            <text:p>0.005306437517182</text:p>
          </table:table-cell>
          <table:table-cell office:value-type="float" office:value="0.032265291005291" calcext:value-type="float">
            <text:p>0.032265291005291</text:p>
          </table:table-cell>
          <table:table-cell office:value-type="float" office:value="0.00422263138931141" calcext:value-type="float">
            <text:p>0.004222631389311</text:p>
          </table:table-cell>
          <table:table-cell office:value-type="float" office:value="0.710903318903319" calcext:value-type="float">
            <text:p>0.710903318903319</text:p>
          </table:table-cell>
          <table:table-cell office:value-type="float" office:value="0.126686972386587" calcext:value-type="float">
            <text:p>0.126686972386587</text:p>
          </table:table-cell>
          <table:table-cell office:value-type="float" office:value="0.0909641673086737" calcext:value-type="float">
            <text:p>0.090964167308674</text:p>
          </table:table-cell>
          <table:table-cell office:value-type="float" office:value="0.00252248415504176" calcext:value-type="float">
            <text:p>0.002522484155042</text:p>
          </table:table-cell>
          <table:table-cell office:value-type="float" office:value="0.654374587519509" calcext:value-type="float">
            <text:p>0.654374587519509</text:p>
          </table:table-cell>
          <table:table-cell office:value-type="float" office:value="0.0120787793893722" calcext:value-type="float">
            <text:p>0.012078779389372</text:p>
          </table:table-cell>
          <table:table-cell office:value-type="float" office:value="0.0842586569242303" calcext:value-type="float">
            <text:p>0.08425865692423</text:p>
          </table:table-cell>
          <table:table-cell office:value-type="float" office:value="0.00534609226102782" calcext:value-type="float">
            <text:p>0.005346092261028</text:p>
          </table:table-cell>
          <table:table-cell office:value-type="float" office:value="0.893741870597532" calcext:value-type="float">
            <text:p>0.893741870597532</text:p>
          </table:table-cell>
          <table:table-cell office:value-type="float" office:value="0.00575758201705086" calcext:value-type="float">
            <text:p>0.005757582017051</text:p>
          </table:table-cell>
          <table:table-cell office:value-type="float" office:value="0.0220803516246908" calcext:value-type="float">
            <text:p>0.022080351624691</text:p>
          </table:table-cell>
          <table:table-cell office:value-type="float" office:value="0.00624720124034573" calcext:value-type="float">
            <text:p>0.006247201240346</text:p>
          </table:table-cell>
          <table:table-cell office:value-type="float" office:value="0.00416905879974365" calcext:value-type="float">
            <text:p>0.004169058799744</text:p>
          </table:table-cell>
          <table:table-cell office:value-type="float" office:value="0.0000642025666979747" calcext:value-type="float">
            <text:p>6.42025666979747E-05</text:p>
          </table:table-cell>
          <table:table-cell office:value-type="float" office:value="0.0287128448486328" calcext:value-type="float">
            <text:p>0.028712844848633</text:p>
          </table:table-cell>
          <table:table-cell office:value-type="float" office:value="0.000354230340046379" calcext:value-type="float">
            <text:p>0.000354230340046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random_fore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65755555555556" calcext:value-type="float">
            <text:p>0.965755555555556</text:p>
          </table:table-cell>
          <table:table-cell office:value-type="float" office:value="0.00125248723739421" calcext:value-type="float">
            <text:p>0.001252487237394</text:p>
          </table:table-cell>
          <table:table-cell office:value-type="float" office:value="0.129185558820803" calcext:value-type="float">
            <text:p>0.129185558820803</text:p>
          </table:table-cell>
          <table:table-cell office:value-type="float" office:value="0.0282402139793155" calcext:value-type="float">
            <text:p>0.028240213979316</text:p>
          </table:table-cell>
          <table:table-cell office:value-type="float" office:value="0.0187607059483726" calcext:value-type="float">
            <text:p>0.018760705948373</text:p>
          </table:table-cell>
          <table:table-cell office:value-type="float" office:value="0.00357192255804659" calcext:value-type="float">
            <text:p>0.003571922558047</text:p>
          </table:table-cell>
          <table:table-cell office:value-type="float" office:value="0.0301228042328042" calcext:value-type="float">
            <text:p>0.030122804232804</text:p>
          </table:table-cell>
          <table:table-cell office:value-type="float" office:value="0.00120655308620918" calcext:value-type="float">
            <text:p>0.001206553086209</text:p>
          </table:table-cell>
          <table:table-cell office:value-type="float" office:value="0.607545454545454" calcext:value-type="float">
            <text:p>0.607545454545454</text:p>
          </table:table-cell>
          <table:table-cell office:value-type="float" office:value="0.0846838470044621" calcext:value-type="float">
            <text:p>0.084683847004462</text:p>
          </table:table-cell>
          <table:table-cell office:value-type="float" office:value="0.0353701283938603" calcext:value-type="float">
            <text:p>0.03537012839386</text:p>
          </table:table-cell>
          <table:table-cell office:value-type="float" office:value="0.00168667542584958" calcext:value-type="float">
            <text:p>0.00168667542585</text:p>
          </table:table-cell>
          <table:table-cell office:value-type="float" office:value="0.718786942916221" calcext:value-type="float">
            <text:p>0.718786942916221</text:p>
          </table:table-cell>
          <table:table-cell office:value-type="float" office:value="0.0155712087938005" calcext:value-type="float">
            <text:p>0.015571208793801</text:p>
          </table:table-cell>
          <table:table-cell office:value-type="float" office:value="0.0293324127435329" calcext:value-type="float">
            <text:p>0.029332412743533</text:p>
          </table:table-cell>
          <table:table-cell office:value-type="float" office:value="0.00471004504265722" calcext:value-type="float">
            <text:p>0.004710045042657</text:p>
          </table:table-cell>
          <table:table-cell office:value-type="float" office:value="0.962045823191284" calcext:value-type="float">
            <text:p>0.962045823191284</text:p>
          </table:table-cell>
          <table:table-cell office:value-type="float" office:value="0.00485262921015483" calcext:value-type="float">
            <text:p>0.004852629210155</text:p>
          </table:table-cell>
          <table:table-cell office:value-type="float" office:value="0.00472716803442392" calcext:value-type="float">
            <text:p>0.004727168034424</text:p>
          </table:table-cell>
          <table:table-cell office:value-type="float" office:value="0.00467406648636172" calcext:value-type="float">
            <text:p>0.004674066486362</text:p>
          </table:table-cell>
          <table:table-cell office:value-type="float" office:value="0.00413117408752441" calcext:value-type="float">
            <text:p>0.004131174087524</text:p>
          </table:table-cell>
          <table:table-cell office:value-type="float" office:value="0.0000432166074583208" calcext:value-type="float">
            <text:p>4.32166074583208E-05</text:p>
          </table:table-cell>
          <table:table-cell office:value-type="float" office:value="0.02993004322052" calcext:value-type="float">
            <text:p>0.02993004322052</text:p>
          </table:table-cell>
          <table:table-cell office:value-type="float" office:value="0.000788070292743318" calcext:value-type="float">
            <text:p>0.000788070292743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1layer_NN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75522222222222" calcext:value-type="float">
            <text:p>0.975522222222222</text:p>
          </table:table-cell>
          <table:table-cell office:value-type="float" office:value="0.00124507259279" calcext:value-type="float">
            <text:p>0.00124507259279</text:p>
          </table:table-cell>
          <table:table-cell office:value-type="float" office:value="0.227202589702422" calcext:value-type="float">
            <text:p>0.227202589702422</text:p>
          </table:table-cell>
          <table:table-cell office:value-type="float" office:value="0.0952843513457312" calcext:value-type="float">
            <text:p>0.095284351345731</text:p>
          </table:table-cell>
          <table:table-cell office:value-type="float" office:value="0.0143367295173962" calcext:value-type="float">
            <text:p>0.014336729517396</text:p>
          </table:table-cell>
          <table:table-cell office:value-type="float" office:value="0.00460078227277932" calcext:value-type="float">
            <text:p>0.004600782272779</text:p>
          </table:table-cell>
          <table:table-cell office:value-type="float" office:value="0.0193434126984127" calcext:value-type="float">
            <text:p>0.019343412698413</text:p>
          </table:table-cell>
          <table:table-cell office:value-type="float" office:value="0.0015325171225082" calcext:value-type="float">
            <text:p>0.001532517122508</text:p>
          </table:table-cell>
          <table:table-cell office:value-type="float" office:value="0.882626262626263" calcext:value-type="float">
            <text:p>0.882626262626263</text:p>
          </table:table-cell>
          <table:table-cell office:value-type="float" office:value="0.0121723807746229" calcext:value-type="float">
            <text:p>0.012172380774623</text:p>
          </table:table-cell>
          <table:table-cell office:value-type="float" office:value="0.00546010600785013" calcext:value-type="float">
            <text:p>0.00546010600785</text:p>
          </table:table-cell>
          <table:table-cell office:value-type="float" office:value="0.00226504210353312" calcext:value-type="float">
            <text:p>0.002265042103533</text:p>
          </table:table-cell>
          <table:table-cell office:value-type="float" office:value="0.907834694279881" calcext:value-type="float">
            <text:p>0.907834694279881</text:p>
          </table:table-cell>
          <table:table-cell office:value-type="float" office:value="0.0176163045322409" calcext:value-type="float">
            <text:p>0.017616304532241</text:p>
          </table:table-cell>
          <table:table-cell office:value-type="float" office:value="0.0190593236184638" calcext:value-type="float">
            <text:p>0.019059323618464</text:p>
          </table:table-cell>
          <table:table-cell office:value-type="float" office:value="0.00456552350907453" calcext:value-type="float">
            <text:p>0.004565523509075</text:p>
          </table:table-cell>
          <table:table-cell office:value-type="float" office:value="0.97913266196314" calcext:value-type="float">
            <text:p>0.97913266196314</text:p>
          </table:table-cell>
          <table:table-cell office:value-type="float" office:value="0.00418097377388084" calcext:value-type="float">
            <text:p>0.004180973773881</text:p>
          </table:table-cell>
          <table:table-cell office:value-type="float" office:value="0.00500215332008768" calcext:value-type="float">
            <text:p>0.005002153320088</text:p>
          </table:table-cell>
          <table:table-cell office:value-type="float" office:value="0.00368539577526611" calcext:value-type="float">
            <text:p>0.003685395775266</text:p>
          </table:table-cell>
          <table:table-cell office:value-type="float" office:value="0.00417170524597168" calcext:value-type="float">
            <text:p>0.004171705245972</text:p>
          </table:table-cell>
          <table:table-cell office:value-type="float" office:value="0.0000185596609020696" calcext:value-type="float">
            <text:p>1.85596609020696E-05</text:p>
          </table:table-cell>
          <table:table-cell office:value-type="float" office:value="0.0312934398651123" calcext:value-type="float">
            <text:p>0.031293439865112</text:p>
          </table:table-cell>
          <table:table-cell office:value-type="float" office:value="0.00287765150384455" calcext:value-type="float">
            <text:p>0.002877651503845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AdaBoo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678722222222222" calcext:value-type="float">
            <text:p>0.678722222222222</text:p>
          </table:table-cell>
          <table:table-cell office:value-type="float" office:value="0.0049096780211746" calcext:value-type="float">
            <text:p>0.004909678021175</text:p>
          </table:table-cell>
          <table:table-cell office:value-type="float" office:value="1.22535185432632" calcext:value-type="float">
            <text:p>1.22535185432632</text:p>
          </table:table-cell>
          <table:table-cell office:value-type="float" office:value="0.0749323721110478" calcext:value-type="float">
            <text:p>0.074932372111048</text:p>
          </table:table-cell>
          <table:table-cell office:value-type="float" office:value="0.131884739618406" calcext:value-type="float">
            <text:p>0.131884739618406</text:p>
          </table:table-cell>
          <table:table-cell office:value-type="float" office:value="0.0107771623000265" calcext:value-type="float">
            <text:p>0.010777162300027</text:p>
          </table:table-cell>
          <table:table-cell office:value-type="float" office:value="0.130608518518518" calcext:value-type="float">
            <text:p>0.130608518518518</text:p>
          </table:table-cell>
          <table:table-cell office:value-type="float" office:value="0.0115956835311961" calcext:value-type="float">
            <text:p>0.011595683531196</text:p>
          </table:table-cell>
          <table:table-cell office:value-type="float" office:value="0.447598401326454" calcext:value-type="float">
            <text:p>0.447598401326454</text:p>
          </table:table-cell>
          <table:table-cell office:value-type="float" office:value="0.258746943377897" calcext:value-type="float">
            <text:p>0.258746943377897</text:p>
          </table:table-cell>
          <table:table-cell office:value-type="float" office:value="0.173944938641733" calcext:value-type="float">
            <text:p>0.173944938641733</text:p>
          </table:table-cell>
          <table:table-cell office:value-type="float" office:value="0.00991738075976374" calcext:value-type="float">
            <text:p>0.009917380759764</text:p>
          </table:table-cell>
          <table:table-cell office:value-type="float" office:value="0.447830408718465" calcext:value-type="float">
            <text:p>0.447830408718465</text:p>
          </table:table-cell>
          <table:table-cell office:value-type="float" office:value="0.0105226163367423" calcext:value-type="float">
            <text:p>0.010522616336742</text:p>
          </table:table-cell>
          <table:table-cell office:value-type="float" office:value="0.404134270082604" calcext:value-type="float">
            <text:p>0.404134270082604</text:p>
          </table:table-cell>
          <table:table-cell office:value-type="float" office:value="0.0101463233932052" calcext:value-type="float">
            <text:p>0.010146323393205</text:p>
          </table:table-cell>
          <table:table-cell office:value-type="float" office:value="0.548280181391936" calcext:value-type="float">
            <text:p>0.548280181391936</text:p>
          </table:table-cell>
          <table:table-cell office:value-type="float" office:value="0.00917434668228397" calcext:value-type="float">
            <text:p>0.009174346682284</text:p>
          </table:table-cell>
          <table:table-cell office:value-type="float" office:value="0.130442040830286" calcext:value-type="float">
            <text:p>0.130442040830286</text:p>
          </table:table-cell>
          <table:table-cell office:value-type="float" office:value="0.0118717203969177" calcext:value-type="float">
            <text:p>0.011871720396918</text:p>
          </table:table-cell>
          <table:table-cell office:value-type="float" office:value="0.005096435546875" calcext:value-type="float">
            <text:p>0.005096435546875</text:p>
          </table:table-cell>
          <table:table-cell office:value-type="float" office:value="0.000149840845068792" calcext:value-type="float">
            <text:p>0.000149840845069</text:p>
          </table:table-cell>
          <table:table-cell office:value-type="float" office:value="0.00555126667022705" calcext:value-type="float">
            <text:p>0.005551266670227</text:p>
          </table:table-cell>
          <table:table-cell office:value-type="float" office:value="0.0000689980100023341" calcext:value-type="float">
            <text:p>6.89980100023341E-05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XGBoo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31188888888889" calcext:value-type="float">
            <text:p>0.931188888888889</text:p>
          </table:table-cell>
          <table:table-cell office:value-type="float" office:value="0.00142777657683573" calcext:value-type="float">
            <text:p>0.001427776576836</text:p>
          </table:table-cell>
          <table:table-cell office:value-type="float" office:value="0.541477096184546" calcext:value-type="float">
            <text:p>0.541477096184546</text:p>
          </table:table-cell>
          <table:table-cell office:value-type="float" office:value="0.120873199326623" calcext:value-type="float">
            <text:p>0.120873199326623</text:p>
          </table:table-cell>
          <table:table-cell office:value-type="float" office:value="0.0176476150392817" calcext:value-type="float">
            <text:p>0.017647615039282</text:p>
          </table:table-cell>
          <table:table-cell office:value-type="float" office:value="0.00181117570336047" calcext:value-type="float">
            <text:p>0.00181117570336</text:p>
          </table:table-cell>
          <table:table-cell office:value-type="float" office:value="0.0263966402116402" calcext:value-type="float">
            <text:p>0.02639664021164</text:p>
          </table:table-cell>
          <table:table-cell office:value-type="float" office:value="0.00200699919043304" calcext:value-type="float">
            <text:p>0.002006999190433</text:p>
          </table:table-cell>
          <table:table-cell office:value-type="float" office:value="0.584282828282828" calcext:value-type="float">
            <text:p>0.584282828282828</text:p>
          </table:table-cell>
          <table:table-cell office:value-type="float" office:value="0.151169133140656" calcext:value-type="float">
            <text:p>0.151169133140656</text:p>
          </table:table-cell>
          <table:table-cell office:value-type="float" office:value="0.0808000985511522" calcext:value-type="float">
            <text:p>0.080800098551152</text:p>
          </table:table-cell>
          <table:table-cell office:value-type="float" office:value="0.00426205729075199" calcext:value-type="float">
            <text:p>0.004262057290752</text:p>
          </table:table-cell>
          <table:table-cell office:value-type="float" office:value="0.679739074636691" calcext:value-type="float">
            <text:p>0.679739074636691</text:p>
          </table:table-cell>
          <table:table-cell office:value-type="float" office:value="0.0102460161871983" calcext:value-type="float">
            <text:p>0.010246016187198</text:p>
          </table:table-cell>
          <table:table-cell office:value-type="float" office:value="0.0416191765164609" calcext:value-type="float">
            <text:p>0.041619176516461</text:p>
          </table:table-cell>
          <table:table-cell office:value-type="float" office:value="0.00258431774477768" calcext:value-type="float">
            <text:p>0.002584317744778</text:p>
          </table:table-cell>
          <table:table-cell office:value-type="float" office:value="0.939206810224493" calcext:value-type="float">
            <text:p>0.939206810224493</text:p>
          </table:table-cell>
          <table:table-cell office:value-type="float" office:value="0.00316702439924239" calcext:value-type="float">
            <text:p>0.003167024399242</text:p>
          </table:table-cell>
          <table:table-cell office:value-type="float" office:value="0.00801792133560408" calcext:value-type="float">
            <text:p>0.008017921335604</text:p>
          </table:table-cell>
          <table:table-cell office:value-type="float" office:value="0.00308061285431264" calcext:value-type="float">
            <text:p>0.003080612854313</text:p>
          </table:table-cell>
          <table:table-cell office:value-type="float" office:value="0.00435738563537598" calcext:value-type="float">
            <text:p>0.004357385635376</text:p>
          </table:table-cell>
          <table:table-cell office:value-type="float" office:value="0.0000858286869145356" calcext:value-type="float">
            <text:p>8.58286869145356E-05</text:p>
          </table:table-cell>
          <table:table-cell office:value-type="float" office:value="0.00540013313293457" calcext:value-type="float">
            <text:p>0.005400133132935</text:p>
          </table:table-cell>
          <table:table-cell office:value-type="float" office:value="0.0000615093031828063" calcext:value-type="float">
            <text:p>6.15093031828063E-05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mondrian_fore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13477777777778" calcext:value-type="float">
            <text:p>0.913477777777778</text:p>
          </table:table-cell>
          <table:table-cell office:value-type="float" office:value="0.00140355222479847" calcext:value-type="float">
            <text:p>0.001403552224798</text:p>
          </table:table-cell>
          <table:table-cell office:value-type="float" office:value="0.597135300271172" calcext:value-type="float">
            <text:p>0.597135300271172</text:p>
          </table:table-cell>
          <table:table-cell office:value-type="float" office:value="0.117017773072313" calcext:value-type="float">
            <text:p>0.117017773072313</text:p>
          </table:table-cell>
          <table:table-cell office:value-type="float" office:value="0.0288155218855219" calcext:value-type="float">
            <text:p>0.028815521885522</text:p>
          </table:table-cell>
          <table:table-cell office:value-type="float" office:value="0.00378889632056708" calcext:value-type="float">
            <text:p>0.003788896320567</text:p>
          </table:table-cell>
          <table:table-cell office:value-type="float" office:value="0.0311866137566138" calcext:value-type="float">
            <text:p>0.031186613756614</text:p>
          </table:table-cell>
          <table:table-cell office:value-type="float" office:value="0.00416327693028036" calcext:value-type="float">
            <text:p>0.00416327693028</text:p>
          </table:table-cell>
          <table:table-cell office:value-type="float" office:value="0.608555555555556" calcext:value-type="float">
            <text:p>0.608555555555556</text:p>
          </table:table-cell>
          <table:table-cell office:value-type="float" office:value="0.174638183582207" calcext:value-type="float">
            <text:p>0.174638183582207</text:p>
          </table:table-cell>
          <table:table-cell office:value-type="float" office:value="0.0975479603352872" calcext:value-type="float">
            <text:p>0.097547960335287</text:p>
          </table:table-cell>
          <table:table-cell office:value-type="float" office:value="0.00509473071290742" calcext:value-type="float">
            <text:p>0.005094730712907</text:p>
          </table:table-cell>
          <table:table-cell office:value-type="float" office:value="0.66642748552152" calcext:value-type="float">
            <text:p>0.66642748552152</text:p>
          </table:table-cell>
          <table:table-cell office:value-type="float" office:value="0.0177980568845667" calcext:value-type="float">
            <text:p>0.017798056884567</text:p>
          </table:table-cell>
          <table:table-cell office:value-type="float" office:value="0.0756083831575092" calcext:value-type="float">
            <text:p>0.075608383157509</text:p>
          </table:table-cell>
          <table:table-cell office:value-type="float" office:value="0.00587843509548706" calcext:value-type="float">
            <text:p>0.005878435095487</text:p>
          </table:table-cell>
          <table:table-cell office:value-type="float" office:value="0.902076702671674" calcext:value-type="float">
            <text:p>0.902076702671674</text:p>
          </table:table-cell>
          <table:table-cell office:value-type="float" office:value="0.00670971148168302" calcext:value-type="float">
            <text:p>0.006709711481683</text:p>
          </table:table-cell>
          <table:table-cell office:value-type="float" office:value="0.0114010751061042" calcext:value-type="float">
            <text:p>0.011401075106104</text:p>
          </table:table-cell>
          <table:table-cell office:value-type="float" office:value="0.00737304202744702" calcext:value-type="float">
            <text:p>0.007373042027447</text:p>
          </table:table-cell>
          <table:table-cell office:value-type="float" office:value="0.00464193820953369" calcext:value-type="float">
            <text:p>0.004641938209534</text:p>
          </table:table-cell>
          <table:table-cell office:value-type="float" office:value="0.000093685123711618" calcext:value-type="float">
            <text:p>9.3685123711618E-05</text:p>
          </table:table-cell>
          <table:table-cell office:value-type="float" office:value="0.00551936626434326" calcext:value-type="float">
            <text:p>0.005519366264343</text:p>
          </table:table-cell>
          <table:table-cell office:value-type="float" office:value="0.0000559726453796025" calcext:value-type="float">
            <text:p>5.59726453796025E-05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random_fore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643" calcext:value-type="float">
            <text:p>0.9643</text:p>
          </table:table-cell>
          <table:table-cell office:value-type="float" office:value="0.0021282926560108" calcext:value-type="float">
            <text:p>0.002128292656011</text:p>
          </table:table-cell>
          <table:table-cell office:value-type="float" office:value="0.409902978002392" calcext:value-type="float">
            <text:p>0.409902978002392</text:p>
          </table:table-cell>
          <table:table-cell office:value-type="float" office:value="0.108268784536854" calcext:value-type="float">
            <text:p>0.108268784536854</text:p>
          </table:table-cell>
          <table:table-cell office:value-type="float" office:value="0.01443523222895" calcext:value-type="float">
            <text:p>0.01443523222895</text:p>
          </table:table-cell>
          <table:table-cell office:value-type="float" office:value="0.00254406730678923" calcext:value-type="float">
            <text:p>0.002544067306789</text:p>
          </table:table-cell>
          <table:table-cell office:value-type="float" office:value="0.027898278861439" calcext:value-type="float">
            <text:p>0.027898278861439</text:p>
          </table:table-cell>
          <table:table-cell office:value-type="float" office:value="0.00297121449614994" calcext:value-type="float">
            <text:p>0.00297121449615</text:p>
          </table:table-cell>
          <table:table-cell office:value-type="float" office:value="0.682050505050505" calcext:value-type="float">
            <text:p>0.682050505050505</text:p>
          </table:table-cell>
          <table:table-cell office:value-type="float" office:value="0.11193021010807" calcext:value-type="float">
            <text:p>0.11193021010807</text:p>
          </table:table-cell>
          <table:table-cell office:value-type="float" office:value="0.0410109526697448" calcext:value-type="float">
            <text:p>0.041010952669745</text:p>
          </table:table-cell>
          <table:table-cell office:value-type="float" office:value="0.00447321168544576" calcext:value-type="float">
            <text:p>0.004473211685446</text:p>
          </table:table-cell>
          <table:table-cell office:value-type="float" office:value="0.731180997638645" calcext:value-type="float">
            <text:p>0.731180997638645</text:p>
          </table:table-cell>
          <table:table-cell office:value-type="float" office:value="0.0290192411729081" calcext:value-type="float">
            <text:p>0.029019241172908</text:p>
          </table:table-cell>
          <table:table-cell office:value-type="float" office:value="0.0234288841800708" calcext:value-type="float">
            <text:p>0.023428884180071</text:p>
          </table:table-cell>
          <table:table-cell office:value-type="float" office:value="0.00401045984870985" calcext:value-type="float">
            <text:p>0.00401045984871</text:p>
          </table:table-cell>
          <table:table-cell office:value-type="float" office:value="0.967840541940162" calcext:value-type="float">
            <text:p>0.967840541940162</text:p>
          </table:table-cell>
          <table:table-cell office:value-type="float" office:value="0.00449334933857845" calcext:value-type="float">
            <text:p>0.004493349338578</text:p>
          </table:table-cell>
          <table:table-cell office:value-type="float" office:value="0.00598530188161393" calcext:value-type="float">
            <text:p>0.005985301881614</text:p>
          </table:table-cell>
          <table:table-cell office:value-type="float" office:value="0.00326687666678838" calcext:value-type="float">
            <text:p>0.003266876666788</text:p>
          </table:table-cell>
          <table:table-cell office:value-type="float" office:value="0.00477116107940674" calcext:value-type="float">
            <text:p>0.004771161079407</text:p>
          </table:table-cell>
          <table:table-cell office:value-type="float" office:value="0.0000632050656032092" calcext:value-type="float">
            <text:p>6.32050656032092E-05</text:p>
          </table:table-cell>
          <table:table-cell office:value-type="float" office:value="0.00538842678070068" calcext:value-type="float">
            <text:p>0.005388426780701</text:p>
          </table:table-cell>
          <table:table-cell office:value-type="float" office:value="0.0000532444495534033" calcext:value-type="float">
            <text:p>5.32444495534033E-05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1layer_NN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74966666666666" calcext:value-type="float">
            <text:p>0.974966666666666</text:p>
          </table:table-cell>
          <table:table-cell office:value-type="float" office:value="0.00136490401236239" calcext:value-type="float">
            <text:p>0.001364904012362</text:p>
          </table:table-cell>
          <table:table-cell office:value-type="float" office:value="0.365594500639388" calcext:value-type="float">
            <text:p>0.365594500639388</text:p>
          </table:table-cell>
          <table:table-cell office:value-type="float" office:value="0.101314004565882" calcext:value-type="float">
            <text:p>0.101314004565882</text:p>
          </table:table-cell>
          <table:table-cell office:value-type="float" office:value="0.0108546232311135" calcext:value-type="float">
            <text:p>0.010854623231114</text:p>
          </table:table-cell>
          <table:table-cell office:value-type="float" office:value="0.00235120274497031" calcext:value-type="float">
            <text:p>0.00235120274497</text:p>
          </table:table-cell>
          <table:table-cell office:value-type="float" office:value="0.0268751732203049" calcext:value-type="float">
            <text:p>0.026875173220305</text:p>
          </table:table-cell>
          <table:table-cell office:value-type="float" office:value="0.00286352477248944" calcext:value-type="float">
            <text:p>0.002863524772489</text:p>
          </table:table-cell>
          <table:table-cell office:value-type="float" office:value="0.757222222222222" calcext:value-type="float">
            <text:p>0.757222222222222</text:p>
          </table:table-cell>
          <table:table-cell office:value-type="float" office:value="0.130711190494281" calcext:value-type="float">
            <text:p>0.130711190494281</text:p>
          </table:table-cell>
          <table:table-cell office:value-type="float" office:value="0.0231757421625634" calcext:value-type="float">
            <text:p>0.023175742162563</text:p>
          </table:table-cell>
          <table:table-cell office:value-type="float" office:value="0.00559871267470645" calcext:value-type="float">
            <text:p>0.005598712674706</text:p>
          </table:table-cell>
          <table:table-cell office:value-type="float" office:value="0.779511956168029" calcext:value-type="float">
            <text:p>0.779511956168029</text:p>
          </table:table-cell>
          <table:table-cell office:value-type="float" office:value="0.0442900895597045" calcext:value-type="float">
            <text:p>0.044290089559705</text:p>
          </table:table-cell>
          <table:table-cell office:value-type="float" office:value="0.0113967715090331" calcext:value-type="float">
            <text:p>0.011396771509033</text:p>
          </table:table-cell>
          <table:table-cell office:value-type="float" office:value="0.00263980860993119" calcext:value-type="float">
            <text:p>0.002639808609931</text:p>
          </table:table-cell>
          <table:table-cell office:value-type="float" office:value="0.983397480353991" calcext:value-type="float">
            <text:p>0.983397480353991</text:p>
          </table:table-cell>
          <table:table-cell office:value-type="float" office:value="0.00336988091587979" calcext:value-type="float">
            <text:p>0.00336988091588</text:p>
          </table:table-cell>
          <table:table-cell office:value-type="float" office:value="0.00843081368732436" calcext:value-type="float">
            <text:p>0.008430813687324</text:p>
          </table:table-cell>
          <table:table-cell office:value-type="float" office:value="0.00436780335395596" calcext:value-type="float">
            <text:p>0.004367803353956</text:p>
          </table:table-cell>
          <table:table-cell office:value-type="float" office:value="0.00415761470794678" calcext:value-type="float">
            <text:p>0.004157614707947</text:p>
          </table:table-cell>
          <table:table-cell office:value-type="float" office:value="0.0000390149501309323" calcext:value-type="float">
            <text:p>3.90149501309323E-05</text:p>
          </table:table-cell>
          <table:table-cell office:value-type="float" office:value="0.00549297332763672" calcext:value-type="float">
            <text:p>0.005492973327637</text:p>
          </table:table-cell>
          <table:table-cell office:value-type="float" office:value="0.0000331608161453181" calcext:value-type="float">
            <text:p>3.31608161453181E-05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AdaBoo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664188888888889" calcext:value-type="float">
            <text:p>0.664188888888889</text:p>
          </table:table-cell>
          <table:table-cell office:value-type="float" office:value="0.00899245988064865" calcext:value-type="float">
            <text:p>0.008992459880649</text:p>
          </table:table-cell>
          <table:table-cell office:value-type="float" office:value="1.10397047571942" calcext:value-type="float">
            <text:p>1.10397047571942</text:p>
          </table:table-cell>
          <table:table-cell office:value-type="float" office:value="0.00669495025222848" calcext:value-type="float">
            <text:p>0.006694950252228</text:p>
          </table:table-cell>
          <table:table-cell office:value-type="float" office:value="0.22219885634119" calcext:value-type="float">
            <text:p>0.22219885634119</text:p>
          </table:table-cell>
          <table:table-cell office:value-type="float" office:value="0.0133806265508961" calcext:value-type="float">
            <text:p>0.013380626550896</text:p>
          </table:table-cell>
          <table:table-cell office:value-type="float" office:value="0.221220264550264" calcext:value-type="float">
            <text:p>0.221220264550264</text:p>
          </table:table-cell>
          <table:table-cell office:value-type="float" office:value="0.0132664409655032" calcext:value-type="float">
            <text:p>0.013266440965503</text:p>
          </table:table-cell>
          <table:table-cell office:value-type="float" office:value="0.444982348352477" calcext:value-type="float">
            <text:p>0.444982348352477</text:p>
          </table:table-cell>
          <table:table-cell office:value-type="float" office:value="0.207017877071531" calcext:value-type="float">
            <text:p>0.207017877071531</text:p>
          </table:table-cell>
          <table:table-cell office:value-type="float" office:value="0.103468993975644" calcext:value-type="float">
            <text:p>0.103468993975644</text:p>
          </table:table-cell>
          <table:table-cell office:value-type="float" office:value="0.00516586685722445" calcext:value-type="float">
            <text:p>0.005165866857224</text:p>
          </table:table-cell>
          <table:table-cell office:value-type="float" office:value="0.363643073689797" calcext:value-type="float">
            <text:p>0.363643073689797</text:p>
          </table:table-cell>
          <table:table-cell office:value-type="float" office:value="0.00674994524625345" calcext:value-type="float">
            <text:p>0.006749945246253</text:p>
          </table:table-cell>
          <table:table-cell office:value-type="float" office:value="0.518262873966853" calcext:value-type="float">
            <text:p>0.518262873966853</text:p>
          </table:table-cell>
          <table:table-cell office:value-type="float" office:value="0.0074709893634187" calcext:value-type="float">
            <text:p>0.007470989363419</text:p>
          </table:table-cell>
          <table:table-cell office:value-type="float" office:value="0.442059073080217" calcext:value-type="float">
            <text:p>0.442059073080217</text:p>
          </table:table-cell>
          <table:table-cell office:value-type="float" office:value="0.00612904086432525" calcext:value-type="float">
            <text:p>0.006129040864325</text:p>
          </table:table-cell>
          <table:table-cell office:value-type="float" office:value="0.222129815808672" calcext:value-type="float">
            <text:p>0.222129815808672</text:p>
          </table:table-cell>
          <table:table-cell office:value-type="float" office:value="0.0133873065147033" calcext:value-type="float">
            <text:p>0.013387306514703</text:p>
          </table:table-cell>
          <table:table-cell office:value-type="float" office:value="0.0105442047119141" calcext:value-type="float">
            <text:p>0.010544204711914</text:p>
          </table:table-cell>
          <table:table-cell office:value-type="float" office:value="0.00214716353490294" calcext:value-type="float">
            <text:p>0.002147163534903</text:p>
          </table:table-cell>
          <table:table-cell office:value-type="float" office:value="0.0530976533889771" calcext:value-type="float">
            <text:p>0.053097653388977</text:p>
          </table:table-cell>
          <table:table-cell office:value-type="float" office:value="0.00799681099354504" calcext:value-type="float">
            <text:p>0.007996810993545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XGBoo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33133333333333" calcext:value-type="float">
            <text:p>0.933133333333333</text:p>
          </table:table-cell>
          <table:table-cell office:value-type="float" office:value="0.00113166180293139" calcext:value-type="float">
            <text:p>0.001131661802931</text:p>
          </table:table-cell>
          <table:table-cell office:value-type="float" office:value="0.223963511832739" calcext:value-type="float">
            <text:p>0.223963511832739</text:p>
          </table:table-cell>
          <table:table-cell office:value-type="float" office:value="0.00631077888772846" calcext:value-type="float">
            <text:p>0.006310778887728</text:p>
          </table:table-cell>
          <table:table-cell office:value-type="float" office:value="0.0183843636363636" calcext:value-type="float">
            <text:p>0.018384363636364</text:p>
          </table:table-cell>
          <table:table-cell office:value-type="float" office:value="0.00144496195894677" calcext:value-type="float">
            <text:p>0.001444961958947</text:p>
          </table:table-cell>
          <table:table-cell office:value-type="float" office:value="0.0277129894179894" calcext:value-type="float">
            <text:p>0.02771298941799</text:p>
          </table:table-cell>
          <table:table-cell office:value-type="float" office:value="0.000881774763868994" calcext:value-type="float">
            <text:p>0.000881774763869</text:p>
          </table:table-cell>
          <table:table-cell office:value-type="float" office:value="0.631494949494949" calcext:value-type="float">
            <text:p>0.631494949494949</text:p>
          </table:table-cell>
          <table:table-cell office:value-type="float" office:value="0.15665957901129" calcext:value-type="float">
            <text:p>0.15665957901129</text:p>
          </table:table-cell>
          <table:table-cell office:value-type="float" office:value="0.0806420885638143" calcext:value-type="float">
            <text:p>0.080642088563814</text:p>
          </table:table-cell>
          <table:table-cell office:value-type="float" office:value="0.00426139716325925" calcext:value-type="float">
            <text:p>0.004261397163259</text:p>
          </table:table-cell>
          <table:table-cell office:value-type="float" office:value="0.670432351213743" calcext:value-type="float">
            <text:p>0.670432351213743</text:p>
          </table:table-cell>
          <table:table-cell office:value-type="float" office:value="0.0129861889991118" calcext:value-type="float">
            <text:p>0.012986188999112</text:p>
          </table:table-cell>
          <table:table-cell office:value-type="float" office:value="0.0462806841676003" calcext:value-type="float">
            <text:p>0.0462806841676</text:p>
          </table:table-cell>
          <table:table-cell office:value-type="float" office:value="0.00373031340821957" calcext:value-type="float">
            <text:p>0.00373031340822</text:p>
          </table:table-cell>
          <table:table-cell office:value-type="float" office:value="0.934778821199602" calcext:value-type="float">
            <text:p>0.934778821199602</text:p>
          </table:table-cell>
          <table:table-cell office:value-type="float" office:value="0.00427940420960334" calcext:value-type="float">
            <text:p>0.004279404209603</text:p>
          </table:table-cell>
          <table:table-cell office:value-type="float" office:value="0.00325562911544058" calcext:value-type="float">
            <text:p>0.003255629115441</text:p>
          </table:table-cell>
          <table:table-cell office:value-type="float" office:value="0.00337141558426547" calcext:value-type="float">
            <text:p>0.003371415584265</text:p>
          </table:table-cell>
          <table:table-cell office:value-type="float" office:value="0.0148536682128906" calcext:value-type="float">
            <text:p>0.014853668212891</text:p>
          </table:table-cell>
          <table:table-cell office:value-type="float" office:value="0.000111601391376279" calcext:value-type="float">
            <text:p>0.000111601391376</text:p>
          </table:table-cell>
          <table:table-cell office:value-type="float" office:value="0.0334403276443481" calcext:value-type="float">
            <text:p>0.033440327644348</text:p>
          </table:table-cell>
          <table:table-cell office:value-type="float" office:value="0.00583110556992201" calcext:value-type="float">
            <text:p>0.005831105569922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mondrian_fore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15466666666667" calcext:value-type="float">
            <text:p>0.915466666666667</text:p>
          </table:table-cell>
          <table:table-cell office:value-type="float" office:value="0.00117565613703062" calcext:value-type="float">
            <text:p>0.001175656137031</text:p>
          </table:table-cell>
          <table:table-cell office:value-type="float" office:value="0.31082248168735" calcext:value-type="float">
            <text:p>0.31082248168735</text:p>
          </table:table-cell>
          <table:table-cell office:value-type="float" office:value="0.0127863411071926" calcext:value-type="float">
            <text:p>0.012786341107193</text:p>
          </table:table-cell>
          <table:table-cell office:value-type="float" office:value="0.0372191785863994" calcext:value-type="float">
            <text:p>0.0372191785864</text:p>
          </table:table-cell>
          <table:table-cell office:value-type="float" office:value="0.00633328491672979" calcext:value-type="float">
            <text:p>0.00633328491673</text:p>
          </table:table-cell>
          <table:table-cell office:value-type="float" office:value="0.0399077854471962" calcext:value-type="float">
            <text:p>0.039907785447196</text:p>
          </table:table-cell>
          <table:table-cell office:value-type="float" office:value="0.00547069702627103" calcext:value-type="float">
            <text:p>0.005470697026271</text:p>
          </table:table-cell>
          <table:table-cell office:value-type="float" office:value="0.633368686868687" calcext:value-type="float">
            <text:p>0.633368686868687</text:p>
          </table:table-cell>
          <table:table-cell office:value-type="float" office:value="0.158524658192478" calcext:value-type="float">
            <text:p>0.158524658192478</text:p>
          </table:table-cell>
          <table:table-cell office:value-type="float" office:value="0.103716547866857" calcext:value-type="float">
            <text:p>0.103716547866857</text:p>
          </table:table-cell>
          <table:table-cell office:value-type="float" office:value="0.00471485835465955" calcext:value-type="float">
            <text:p>0.00471485835466</text:p>
          </table:table-cell>
          <table:table-cell office:value-type="float" office:value="0.633381689349531" calcext:value-type="float">
            <text:p>0.633381689349531</text:p>
          </table:table-cell>
          <table:table-cell office:value-type="float" office:value="0.0167180784815963" calcext:value-type="float">
            <text:p>0.016718078481596</text:p>
          </table:table-cell>
          <table:table-cell office:value-type="float" office:value="0.0867223688477098" calcext:value-type="float">
            <text:p>0.08672236884771</text:p>
          </table:table-cell>
          <table:table-cell office:value-type="float" office:value="0.00567480746859172" calcext:value-type="float">
            <text:p>0.005674807468592</text:p>
          </table:table-cell>
          <table:table-cell office:value-type="float" office:value="0.889616374807114" calcext:value-type="float">
            <text:p>0.889616374807114</text:p>
          </table:table-cell>
          <table:table-cell office:value-type="float" office:value="0.00656586928936441" calcext:value-type="float">
            <text:p>0.006565869289364</text:p>
          </table:table-cell>
          <table:table-cell office:value-type="float" office:value="0.0258502918595523" calcext:value-type="float">
            <text:p>0.025850291859552</text:p>
          </table:table-cell>
          <table:table-cell office:value-type="float" office:value="0.0066742802317334" calcext:value-type="float">
            <text:p>0.006674280231733</text:p>
          </table:table-cell>
          <table:table-cell office:value-type="float" office:value="0.0394697427749634" calcext:value-type="float">
            <text:p>0.039469742774963</text:p>
          </table:table-cell>
          <table:table-cell office:value-type="float" office:value="0.00122660412858985" calcext:value-type="float">
            <text:p>0.00122660412859</text:p>
          </table:table-cell>
          <table:table-cell office:value-type="float" office:value="0.0396369218826294" calcext:value-type="float">
            <text:p>0.039636921882629</text:p>
          </table:table-cell>
          <table:table-cell office:value-type="float" office:value="0.00682548976518031" calcext:value-type="float">
            <text:p>0.00682548976518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random_fore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65877777777778" calcext:value-type="float">
            <text:p>0.965877777777778</text:p>
          </table:table-cell>
          <table:table-cell office:value-type="float" office:value="0.00116587274573994" calcext:value-type="float">
            <text:p>0.00116587274574</text:p>
          </table:table-cell>
          <table:table-cell office:value-type="float" office:value="0.117874951323954" calcext:value-type="float">
            <text:p>0.117874951323954</text:p>
          </table:table-cell>
          <table:table-cell office:value-type="float" office:value="0.00606254473763973" calcext:value-type="float">
            <text:p>0.00606254473764</text:p>
          </table:table-cell>
          <table:table-cell office:value-type="float" office:value="0.0156581983883512" calcext:value-type="float">
            <text:p>0.015658198388351</text:p>
          </table:table-cell>
          <table:table-cell office:value-type="float" office:value="0.00357974546757187" calcext:value-type="float">
            <text:p>0.003579745467572</text:p>
          </table:table-cell>
          <table:table-cell office:value-type="float" office:value="0.0323777490867062" calcext:value-type="float">
            <text:p>0.032377749086706</text:p>
          </table:table-cell>
          <table:table-cell office:value-type="float" office:value="0.0027329615124242" calcext:value-type="float">
            <text:p>0.002732961512424</text:p>
          </table:table-cell>
          <table:table-cell office:value-type="float" office:value="0.611141414141414" calcext:value-type="float">
            <text:p>0.611141414141414</text:p>
          </table:table-cell>
          <table:table-cell office:value-type="float" office:value="0.101358398387902" calcext:value-type="float">
            <text:p>0.101358398387902</text:p>
          </table:table-cell>
          <table:table-cell office:value-type="float" office:value="0.0449035609663552" calcext:value-type="float">
            <text:p>0.044903560966355</text:p>
          </table:table-cell>
          <table:table-cell office:value-type="float" office:value="0.00380223464543512" calcext:value-type="float">
            <text:p>0.003802234645435</text:p>
          </table:table-cell>
          <table:table-cell office:value-type="float" office:value="0.689444397767794" calcext:value-type="float">
            <text:p>0.689444397767794</text:p>
          </table:table-cell>
          <table:table-cell office:value-type="float" office:value="0.0202170615851119" calcext:value-type="float">
            <text:p>0.020217061585112</text:p>
          </table:table-cell>
          <table:table-cell office:value-type="float" office:value="0.027966764428758" calcext:value-type="float">
            <text:p>0.027966764428758</text:p>
          </table:table-cell>
          <table:table-cell office:value-type="float" office:value="0.00393169146029927" calcext:value-type="float">
            <text:p>0.003931691460299</text:p>
          </table:table-cell>
          <table:table-cell office:value-type="float" office:value="0.962397044544751" calcext:value-type="float">
            <text:p>0.962397044544751</text:p>
          </table:table-cell>
          <table:table-cell office:value-type="float" office:value="0.00429452787031154" calcext:value-type="float">
            <text:p>0.004294527870312</text:p>
          </table:table-cell>
          <table:table-cell office:value-type="float" office:value="0.00445202758493344" calcext:value-type="float">
            <text:p>0.004452027584933</text:p>
          </table:table-cell>
          <table:table-cell office:value-type="float" office:value="0.00392534089695654" calcext:value-type="float">
            <text:p>0.003925340896957</text:p>
          </table:table-cell>
          <table:table-cell office:value-type="float" office:value="0.279890203475952" calcext:value-type="float">
            <text:p>0.279890203475952</text:p>
          </table:table-cell>
          <table:table-cell office:value-type="float" office:value="0.000767765882125156" calcext:value-type="float">
            <text:p>0.000767765882125</text:p>
          </table:table-cell>
          <table:table-cell office:value-type="float" office:value="0.0582557678222656" calcext:value-type="float">
            <text:p>0.058255767822266</text:p>
          </table:table-cell>
          <table:table-cell office:value-type="float" office:value="0.00926984183971542" calcext:value-type="float">
            <text:p>0.009269841839715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1layer_NN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75533333333333" calcext:value-type="float">
            <text:p>0.975533333333333</text:p>
          </table:table-cell>
          <table:table-cell office:value-type="float" office:value="0.00115802205901408" calcext:value-type="float">
            <text:p>0.001158022059014</text:p>
          </table:table-cell>
          <table:table-cell office:value-type="float" office:value="0.127599948858679" calcext:value-type="float">
            <text:p>0.127599948858679</text:p>
          </table:table-cell>
          <table:table-cell office:value-type="float" office:value="0.0462676634567872" calcext:value-type="float">
            <text:p>0.046267663456787</text:p>
          </table:table-cell>
          <table:table-cell office:value-type="float" office:value="0.0112603075196409" calcext:value-type="float">
            <text:p>0.011260307519641</text:p>
          </table:table-cell>
          <table:table-cell office:value-type="float" office:value="0.000935939113111474" calcext:value-type="float">
            <text:p>0.000935939113111</text:p>
          </table:table-cell>
          <table:table-cell office:value-type="float" office:value="0.028661398046398" calcext:value-type="float">
            <text:p>0.028661398046398</text:p>
          </table:table-cell>
          <table:table-cell office:value-type="float" office:value="0.00202263465829481" calcext:value-type="float">
            <text:p>0.002022634658295</text:p>
          </table:table-cell>
          <table:table-cell office:value-type="float" office:value="0.605747474747475" calcext:value-type="float">
            <text:p>0.605747474747475</text:p>
          </table:table-cell>
          <table:table-cell office:value-type="float" office:value="0.0669882086976841" calcext:value-type="float">
            <text:p>0.066988208697684</text:p>
          </table:table-cell>
          <table:table-cell office:value-type="float" office:value="0.0232422204013361" calcext:value-type="float">
            <text:p>0.023242220401336</text:p>
          </table:table-cell>
          <table:table-cell office:value-type="float" office:value="0.00425939265962162" calcext:value-type="float">
            <text:p>0.004259392659622</text:p>
          </table:table-cell>
          <table:table-cell office:value-type="float" office:value="0.760574130886582" calcext:value-type="float">
            <text:p>0.760574130886582</text:p>
          </table:table-cell>
          <table:table-cell office:value-type="float" office:value="0.0368698972639276" calcext:value-type="float">
            <text:p>0.036869897263928</text:p>
          </table:table-cell>
          <table:table-cell office:value-type="float" office:value="0.0137245219345492" calcext:value-type="float">
            <text:p>0.013724521934549</text:p>
          </table:table-cell>
          <table:table-cell office:value-type="float" office:value="0.00281173245614892" calcext:value-type="float">
            <text:p>0.002811732456149</text:p>
          </table:table-cell>
          <table:table-cell office:value-type="float" office:value="0.980765445355355" calcext:value-type="float">
            <text:p>0.980765445355355</text:p>
          </table:table-cell>
          <table:table-cell office:value-type="float" office:value="0.00349385213695092" calcext:value-type="float">
            <text:p>0.003493852136951</text:p>
          </table:table-cell>
          <table:table-cell office:value-type="float" office:value="0.00549269592597459" calcext:value-type="float">
            <text:p>0.005492695925975</text:p>
          </table:table-cell>
          <table:table-cell office:value-type="float" office:value="0.00366408479703946" calcext:value-type="float">
            <text:p>0.003664084797039</text:p>
          </table:table-cell>
          <table:table-cell office:value-type="float" office:value="0.218263101577759" calcext:value-type="float">
            <text:p>0.218263101577759</text:p>
          </table:table-cell>
          <table:table-cell office:value-type="float" office:value="0.00231720008713436" calcext:value-type="float">
            <text:p>0.002317200087134</text:p>
          </table:table-cell>
          <table:table-cell office:value-type="float" office:value="0.0547743558883667" calcext:value-type="float">
            <text:p>0.054774355888367</text:p>
          </table:table-cell>
          <table:table-cell office:value-type="float" office:value="0.0087412721499643" calcext:value-type="float">
            <text:p>0.008741272149964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AdaBoo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653966666666667" calcext:value-type="float">
            <text:p>0.653966666666667</text:p>
          </table:table-cell>
          <table:table-cell office:value-type="float" office:value="0.00605100633288413" calcext:value-type="float">
            <text:p>0.006051006332884</text:p>
          </table:table-cell>
          <table:table-cell office:value-type="float" office:value="1.08039656154073" calcext:value-type="float">
            <text:p>1.08039656154073</text:p>
          </table:table-cell>
          <table:table-cell office:value-type="float" office:value="0.0220078199835893" calcext:value-type="float">
            <text:p>0.022007819983589</text:p>
          </table:table-cell>
          <table:table-cell office:value-type="float" office:value="0.138431404040404" calcext:value-type="float">
            <text:p>0.138431404040404</text:p>
          </table:table-cell>
          <table:table-cell office:value-type="float" office:value="0.0104257210776504" calcext:value-type="float">
            <text:p>0.010425721077651</text:p>
          </table:table-cell>
          <table:table-cell office:value-type="float" office:value="0.135835925925926" calcext:value-type="float">
            <text:p>0.135835925925926</text:p>
          </table:table-cell>
          <table:table-cell office:value-type="float" office:value="0.0111433571362455" calcext:value-type="float">
            <text:p>0.011143357136246</text:p>
          </table:table-cell>
          <table:table-cell office:value-type="float" office:value="0.40222272512497" calcext:value-type="float">
            <text:p>0.40222272512497</text:p>
          </table:table-cell>
          <table:table-cell office:value-type="float" office:value="0.181511762108892" calcext:value-type="float">
            <text:p>0.181511762108892</text:p>
          </table:table-cell>
          <table:table-cell office:value-type="float" office:value="0.148072456588726" calcext:value-type="float">
            <text:p>0.148072456588726</text:p>
          </table:table-cell>
          <table:table-cell office:value-type="float" office:value="0.00986632107282407" calcext:value-type="float">
            <text:p>0.009866321072824</text:p>
          </table:table-cell>
          <table:table-cell office:value-type="float" office:value="0.427655030264313" calcext:value-type="float">
            <text:p>0.427655030264313</text:p>
          </table:table-cell>
          <table:table-cell office:value-type="float" office:value="0.00676228572259054" calcext:value-type="float">
            <text:p>0.006762285722591</text:p>
          </table:table-cell>
          <table:table-cell office:value-type="float" office:value="0.433966710174246" calcext:value-type="float">
            <text:p>0.433966710174246</text:p>
          </table:table-cell>
          <table:table-cell office:value-type="float" office:value="0.0112224815559197" calcext:value-type="float">
            <text:p>0.01122248155592</text:p>
          </table:table-cell>
          <table:table-cell office:value-type="float" office:value="0.518142879314725" calcext:value-type="float">
            <text:p>0.518142879314725</text:p>
          </table:table-cell>
          <table:table-cell office:value-type="float" office:value="0.00827279209261047" calcext:value-type="float">
            <text:p>0.00827279209261</text:p>
          </table:table-cell>
          <table:table-cell office:value-type="float" office:value="0.135823787351942" calcext:value-type="float">
            <text:p>0.135823787351942</text:p>
          </table:table-cell>
          <table:table-cell office:value-type="float" office:value="0.0113235253443491" calcext:value-type="float">
            <text:p>0.011323525344349</text:p>
          </table:table-cell>
          <table:table-cell office:value-type="float" office:value="1.53700513839722" calcext:value-type="float">
            <text:p>1.53700513839722</text:p>
          </table:table-cell>
          <table:table-cell office:value-type="float" office:value="0.0280040847135467" calcext:value-type="float">
            <text:p>0.028004084713547</text:p>
          </table:table-cell>
          <table:table-cell office:value-type="float" office:value="0.906134819984436" calcext:value-type="float">
            <text:p>0.906134819984436</text:p>
          </table:table-cell>
          <table:table-cell office:value-type="float" office:value="0.0037062334921944" calcext:value-type="float">
            <text:p>0.003706233492194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XGBoo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27444444444444" calcext:value-type="float">
            <text:p>0.927444444444444</text:p>
          </table:table-cell>
          <table:table-cell office:value-type="float" office:value="0.00219114066040726" calcext:value-type="float">
            <text:p>0.002191140660407</text:p>
          </table:table-cell>
          <table:table-cell office:value-type="float" office:value="0.373390994704298" calcext:value-type="float">
            <text:p>0.373390994704298</text:p>
          </table:table-cell>
          <table:table-cell office:value-type="float" office:value="0.0307544050722806" calcext:value-type="float">
            <text:p>0.030754405072281</text:p>
          </table:table-cell>
          <table:table-cell office:value-type="float" office:value="0.0207176766034344" calcext:value-type="float">
            <text:p>0.020717676603434</text:p>
          </table:table-cell>
          <table:table-cell office:value-type="float" office:value="0.00201896765872509" calcext:value-type="float">
            <text:p>0.002018967658725</text:p>
          </table:table-cell>
          <table:table-cell office:value-type="float" office:value="0.0311223535879913" calcext:value-type="float">
            <text:p>0.031122353587991</text:p>
          </table:table-cell>
          <table:table-cell office:value-type="float" office:value="0.00260129555138595" calcext:value-type="float">
            <text:p>0.002601295551386</text:p>
          </table:table-cell>
          <table:table-cell office:value-type="float" office:value="0.549721833721834" calcext:value-type="float">
            <text:p>0.549721833721834</text:p>
          </table:table-cell>
          <table:table-cell office:value-type="float" office:value="0.192214331465237" calcext:value-type="float">
            <text:p>0.192214331465237</text:p>
          </table:table-cell>
          <table:table-cell office:value-type="float" office:value="0.10258533275558" calcext:value-type="float">
            <text:p>0.10258533275558</text:p>
          </table:table-cell>
          <table:table-cell office:value-type="float" office:value="0.00822875148360434" calcext:value-type="float">
            <text:p>0.008228751483604</text:p>
          </table:table-cell>
          <table:table-cell office:value-type="float" office:value="0.636224447883128" calcext:value-type="float">
            <text:p>0.636224447883128</text:p>
          </table:table-cell>
          <table:table-cell office:value-type="float" office:value="0.0146888226184757" calcext:value-type="float">
            <text:p>0.014688822618476</text:p>
          </table:table-cell>
          <table:table-cell office:value-type="float" office:value="0.0524925264917669" calcext:value-type="float">
            <text:p>0.052492526491767</text:p>
          </table:table-cell>
          <table:table-cell office:value-type="float" office:value="0.00290112002322312" calcext:value-type="float">
            <text:p>0.002901120023223</text:p>
          </table:table-cell>
          <table:table-cell office:value-type="float" office:value="0.924927970588649" calcext:value-type="float">
            <text:p>0.924927970588649</text:p>
          </table:table-cell>
          <table:table-cell office:value-type="float" office:value="0.00263104647721671" calcext:value-type="float">
            <text:p>0.002631046477217</text:p>
          </table:table-cell>
          <table:table-cell office:value-type="float" office:value="0.00403311967478919" calcext:value-type="float">
            <text:p>0.004033119674789</text:p>
          </table:table-cell>
          <table:table-cell office:value-type="float" office:value="0.00208620402147994" calcext:value-type="float">
            <text:p>0.00208620402148</text:p>
          </table:table-cell>
          <table:table-cell office:value-type="float" office:value="1.54491407871246" calcext:value-type="float">
            <text:p>1.54491407871246</text:p>
          </table:table-cell>
          <table:table-cell office:value-type="float" office:value="0.0244398207321575" calcext:value-type="float">
            <text:p>0.024439820732158</text:p>
          </table:table-cell>
          <table:table-cell office:value-type="float" office:value="0.909563422203064" calcext:value-type="float">
            <text:p>0.909563422203064</text:p>
          </table:table-cell>
          <table:table-cell office:value-type="float" office:value="0.0134359939149086" calcext:value-type="float">
            <text:p>0.013435993914909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mondrian_fore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754066666666667" calcext:value-type="float">
            <text:p>0.754066666666667</text:p>
          </table:table-cell>
          <table:table-cell office:value-type="float" office:value="0.0140262540426564" calcext:value-type="float">
            <text:p>0.014026254042657</text:p>
          </table:table-cell>
          <table:table-cell office:value-type="float" office:value="0.740393661461373" calcext:value-type="float">
            <text:p>0.740393661461373</text:p>
          </table:table-cell>
          <table:table-cell office:value-type="float" office:value="0.0591741813359627" calcext:value-type="float">
            <text:p>0.059174181335963</text:p>
          </table:table-cell>
          <table:table-cell office:value-type="float" office:value="0.0871594821582181" calcext:value-type="float">
            <text:p>0.087159482158218</text:p>
          </table:table-cell>
          <table:table-cell office:value-type="float" office:value="0.00795332307126346" calcext:value-type="float">
            <text:p>0.007953323071263</text:p>
          </table:table-cell>
          <table:table-cell office:value-type="float" office:value="0.0861000119570241" calcext:value-type="float">
            <text:p>0.086100011957024</text:p>
          </table:table-cell>
          <table:table-cell office:value-type="float" office:value="0.00771357083313251" calcext:value-type="float">
            <text:p>0.007713570833133</text:p>
          </table:table-cell>
          <table:table-cell office:value-type="float" office:value="0.738521541950113" calcext:value-type="float">
            <text:p>0.738521541950113</text:p>
          </table:table-cell>
          <table:table-cell office:value-type="float" office:value="0.252251864126779" calcext:value-type="float">
            <text:p>0.252251864126779</text:p>
          </table:table-cell>
          <table:table-cell office:value-type="float" office:value="0.293217220265223" calcext:value-type="float">
            <text:p>0.293217220265223</text:p>
          </table:table-cell>
          <table:table-cell office:value-type="float" office:value="0.0045421299123881" calcext:value-type="float">
            <text:p>0.004542129912388</text:p>
          </table:table-cell>
          <table:table-cell office:value-type="float" office:value="0.503358148911687" calcext:value-type="float">
            <text:p>0.503358148911687</text:p>
          </table:table-cell>
          <table:table-cell office:value-type="float" office:value="0.0186533279982825" calcext:value-type="float">
            <text:p>0.018653327998283</text:p>
          </table:table-cell>
          <table:table-cell office:value-type="float" office:value="0.149182654810866" calcext:value-type="float">
            <text:p>0.149182654810866</text:p>
          </table:table-cell>
          <table:table-cell office:value-type="float" office:value="0.0126717408960261" calcext:value-type="float">
            <text:p>0.012671740896026</text:p>
          </table:table-cell>
          <table:table-cell office:value-type="float" office:value="0.7650254768574" calcext:value-type="float">
            <text:p>0.7650254768574</text:p>
          </table:table-cell>
          <table:table-cell office:value-type="float" office:value="0.00662174251786661" calcext:value-type="float">
            <text:p>0.006621742517867</text:p>
          </table:table-cell>
          <table:table-cell office:value-type="float" office:value="0.0112384460335946" calcext:value-type="float">
            <text:p>0.011238446033595</text:p>
          </table:table-cell>
          <table:table-cell office:value-type="float" office:value="0.0134638328466516" calcext:value-type="float">
            <text:p>0.013463832846652</text:p>
          </table:table-cell>
          <table:table-cell office:value-type="float" office:value="1.50744295120239" calcext:value-type="float">
            <text:p>1.50744295120239</text:p>
          </table:table-cell>
          <table:table-cell office:value-type="float" office:value="0.0309077580467258" calcext:value-type="float">
            <text:p>0.030907758046726</text:p>
          </table:table-cell>
          <table:table-cell office:value-type="float" office:value="0.899114060401916" calcext:value-type="float">
            <text:p>0.899114060401916</text:p>
          </table:table-cell>
          <table:table-cell office:value-type="float" office:value="0.00806700833576661" calcext:value-type="float">
            <text:p>0.008067008335767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random_fore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758777777777778" calcext:value-type="float">
            <text:p>0.075877777777778</text:p>
          </table:table-cell>
          <table:table-cell office:value-type="float" office:value="0.0238175765923511" calcext:value-type="float">
            <text:p>0.023817576592351</text:p>
          </table:table-cell>
          <table:table-cell office:value-type="float" office:value="1.76018674479232" calcext:value-type="float">
            <text:p>1.76018674479232</text:p>
          </table:table-cell>
          <table:table-cell office:value-type="float" office:value="0.0122852981276149" calcext:value-type="float">
            <text:p>0.012285298127615</text:p>
          </table:table-cell>
          <table:table-cell office:value-type="float" office:value="0.177113784511785" calcext:value-type="float">
            <text:p>0.177113784511785</text:p>
          </table:table-cell>
          <table:table-cell office:value-type="float" office:value="0.0196302501385693" calcext:value-type="float">
            <text:p>0.019630250138569</text:p>
          </table:table-cell>
          <table:table-cell office:value-type="float" office:value="0.176461693121693" calcext:value-type="float">
            <text:p>0.176461693121693</text:p>
          </table:table-cell>
          <table:table-cell office:value-type="float" office:value="0.0236370456160055" calcext:value-type="float">
            <text:p>0.023637045616006</text:p>
          </table:table-cell>
          <table:table-cell office:value-type="float" office:value="0.737888888888889" calcext:value-type="float">
            <text:p>0.737888888888889</text:p>
          </table:table-cell>
          <table:table-cell office:value-type="float" office:value="0.0783950348951973" calcext:value-type="float">
            <text:p>0.078395034895197</text:p>
          </table:table-cell>
          <table:table-cell office:value-type="float" office:value="0.161750596956613" calcext:value-type="float">
            <text:p>0.161750596956613</text:p>
          </table:table-cell>
          <table:table-cell office:value-type="float" office:value="0.00583762308645094" calcext:value-type="float">
            <text:p>0.005837623086451</text:p>
          </table:table-cell>
          <table:table-cell office:value-type="float" office:value="0.224755957249553" calcext:value-type="float">
            <text:p>0.224755957249553</text:p>
          </table:table-cell>
          <table:table-cell office:value-type="float" office:value="0.00181263089162635" calcext:value-type="float">
            <text:p>0.001812630891626</text:p>
          </table:table-cell>
          <table:table-cell office:value-type="float" office:value="0.472156002541947" calcext:value-type="float">
            <text:p>0.472156002541947</text:p>
          </table:table-cell>
          <table:table-cell office:value-type="float" office:value="0.156448674305701" calcext:value-type="float">
            <text:p>0.156448674305701</text:p>
          </table:table-cell>
          <table:table-cell office:value-type="float" office:value="0.244443644492494" calcext:value-type="float">
            <text:p>0.244443644492494</text:p>
          </table:table-cell>
          <table:table-cell office:value-type="float" office:value="0.00155051346015273" calcext:value-type="float">
            <text:p>0.001550513460153</text:p>
          </table:table-cell>
          <table:table-cell office:value-type="float" office:value="0.168565866714716" calcext:value-type="float">
            <text:p>0.168565866714716</text:p>
          </table:table-cell>
          <table:table-cell office:value-type="float" office:value="0.0244046390096462" calcext:value-type="float">
            <text:p>0.024404639009646</text:p>
          </table:table-cell>
          <table:table-cell office:value-type="float" office:value="1.47498121261597" calcext:value-type="float">
            <text:p>1.47498121261597</text:p>
          </table:table-cell>
          <table:table-cell office:value-type="float" office:value="0.0408333988770204" calcext:value-type="float">
            <text:p>0.040833398877021</text:p>
          </table:table-cell>
          <table:table-cell office:value-type="float" office:value="0.661201429367065" calcext:value-type="float">
            <text:p>0.661201429367065</text:p>
          </table:table-cell>
          <table:table-cell office:value-type="float" office:value="0.0135786803145661" calcext:value-type="float">
            <text:p>0.013578680314566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1layer_NN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73933333333333" calcext:value-type="float">
            <text:p>0.973933333333333</text:p>
          </table:table-cell>
          <table:table-cell office:value-type="float" office:value="0.00121738661826329" calcext:value-type="float">
            <text:p>0.001217386618263</text:p>
          </table:table-cell>
          <table:table-cell office:value-type="float" office:value="0.141325730314835" calcext:value-type="float">
            <text:p>0.141325730314835</text:p>
          </table:table-cell>
          <table:table-cell office:value-type="float" office:value="0.0259090027188686" calcext:value-type="float">
            <text:p>0.025909002718869</text:p>
          </table:table-cell>
          <table:table-cell office:value-type="float" office:value="0.0131620674389535" calcext:value-type="float">
            <text:p>0.013162067438954</text:p>
          </table:table-cell>
          <table:table-cell office:value-type="float" office:value="0.00175908720693106" calcext:value-type="float">
            <text:p>0.001759087206931</text:p>
          </table:table-cell>
          <table:table-cell office:value-type="float" office:value="0.0307978803643032" calcext:value-type="float">
            <text:p>0.030797880364303</text:p>
          </table:table-cell>
          <table:table-cell office:value-type="float" office:value="0.00412276197179757" calcext:value-type="float">
            <text:p>0.004122761971798</text:p>
          </table:table-cell>
          <table:table-cell office:value-type="float" office:value="0.662383838383838" calcext:value-type="float">
            <text:p>0.662383838383838</text:p>
          </table:table-cell>
          <table:table-cell office:value-type="float" office:value="0.108577923130287" calcext:value-type="float">
            <text:p>0.108577923130287</text:p>
          </table:table-cell>
          <table:table-cell office:value-type="float" office:value="0.0341941393163419" calcext:value-type="float">
            <text:p>0.034194139316342</text:p>
          </table:table-cell>
          <table:table-cell office:value-type="float" office:value="0.00778263355177104" calcext:value-type="float">
            <text:p>0.007782633551771</text:p>
          </table:table-cell>
          <table:table-cell office:value-type="float" office:value="0.726214982355585" calcext:value-type="float">
            <text:p>0.726214982355585</text:p>
          </table:table-cell>
          <table:table-cell office:value-type="float" office:value="0.0445766550698201" calcext:value-type="float">
            <text:p>0.04457665506982</text:p>
          </table:table-cell>
          <table:table-cell office:value-type="float" office:value="0.0175487409217073" calcext:value-type="float">
            <text:p>0.017548740921707</text:p>
          </table:table-cell>
          <table:table-cell office:value-type="float" office:value="0.00413655894049609" calcext:value-type="float">
            <text:p>0.004136558940496</text:p>
          </table:table-cell>
          <table:table-cell office:value-type="float" office:value="0.975774996662504" calcext:value-type="float">
            <text:p>0.975774996662504</text:p>
          </table:table-cell>
          <table:table-cell office:value-type="float" office:value="0.00490771924566887" calcext:value-type="float">
            <text:p>0.004907719245669</text:p>
          </table:table-cell>
          <table:table-cell office:value-type="float" office:value="0.00401072328147214" calcext:value-type="float">
            <text:p>0.004010723281472</text:p>
          </table:table-cell>
          <table:table-cell office:value-type="float" office:value="0.00390519617825177" calcext:value-type="float">
            <text:p>0.003905196178252</text:p>
          </table:table-cell>
          <table:table-cell office:value-type="float" office:value="1.52545981407166" calcext:value-type="float">
            <text:p>1.52545981407166</text:p>
          </table:table-cell>
          <table:table-cell office:value-type="float" office:value="0.0344087189039162" calcext:value-type="float">
            <text:p>0.034408718903916</text:p>
          </table:table-cell>
          <table:table-cell office:value-type="float" office:value="0.918627190589905" calcext:value-type="float">
            <text:p>0.918627190589905</text:p>
          </table:table-cell>
          <table:table-cell office:value-type="float" office:value="0.00878620732418706" calcext:value-type="float">
            <text:p>0.00878620732418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AdaBoo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731111111111111" calcext:value-type="float">
            <text:p>0.731111111111111</text:p>
          </table:table-cell>
          <table:table-cell office:value-type="float" office:value="0.000887344337089685" calcext:value-type="float">
            <text:p>0.00088734433709</text:p>
          </table:table-cell>
          <table:table-cell office:value-type="float" office:value="1.0231990691341" calcext:value-type="float">
            <text:p>1.0231990691341</text:p>
          </table:table-cell>
          <table:table-cell office:value-type="float" office:value="0.0044926398329936" calcext:value-type="float">
            <text:p>0.004492639832994</text:p>
          </table:table-cell>
          <table:table-cell office:value-type="float" office:value="0.156658597665392" calcext:value-type="float">
            <text:p>0.156658597665392</text:p>
          </table:table-cell>
          <table:table-cell office:value-type="float" office:value="0.0121701651679528" calcext:value-type="float">
            <text:p>0.012170165167953</text:p>
          </table:table-cell>
          <table:table-cell office:value-type="float" office:value="0.152905919738668" calcext:value-type="float">
            <text:p>0.152905919738668</text:p>
          </table:table-cell>
          <table:table-cell office:value-type="float" office:value="0.0124198262092726" calcext:value-type="float">
            <text:p>0.012419826209273</text:p>
          </table:table-cell>
          <table:table-cell office:value-type="float" office:value="0.352893291349174" calcext:value-type="float">
            <text:p>0.352893291349174</text:p>
          </table:table-cell>
          <table:table-cell office:value-type="float" office:value="0.0398993485831269" calcext:value-type="float">
            <text:p>0.039899348583127</text:p>
          </table:table-cell>
          <table:table-cell office:value-type="float" office:value="0.261970520137482" calcext:value-type="float">
            <text:p>0.261970520137482</text:p>
          </table:table-cell>
          <table:table-cell office:value-type="float" office:value="0.00184572300489602" calcext:value-type="float">
            <text:p>0.001845723004896</text:p>
          </table:table-cell>
          <table:table-cell office:value-type="float" office:value="0.529981259797556" calcext:value-type="float">
            <text:p>0.529981259797556</text:p>
          </table:table-cell>
          <table:table-cell office:value-type="float" office:value="0.013466491135274" calcext:value-type="float">
            <text:p>0.013466491135274</text:p>
          </table:table-cell>
          <table:table-cell office:value-type="float" office:value="0.326462523125984" calcext:value-type="float">
            <text:p>0.326462523125984</text:p>
          </table:table-cell>
          <table:table-cell office:value-type="float" office:value="0.0158872228069667" calcext:value-type="float">
            <text:p>0.015887222806967</text:p>
          </table:table-cell>
          <table:table-cell office:value-type="float" office:value="0.634936356798594" calcext:value-type="float">
            <text:p>0.634936356798594</text:p>
          </table:table-cell>
          <table:table-cell office:value-type="float" office:value="0.0152421994526566" calcext:value-type="float">
            <text:p>0.015242199452657</text:p>
          </table:table-cell>
          <table:table-cell office:value-type="float" office:value="0.0961747543125174" calcext:value-type="float">
            <text:p>0.096174754312518</text:p>
          </table:table-cell>
          <table:table-cell office:value-type="float" office:value="0.0151231047765962" calcext:value-type="float">
            <text:p>0.015123104776596</text:p>
          </table:table-cell>
          <table:table-cell office:value-type="float" office:value="0.00263340473175049" calcext:value-type="float">
            <text:p>0.00263340473175</text:p>
          </table:table-cell>
          <table:table-cell office:value-type="float" office:value="0.0000357248051601021" calcext:value-type="float">
            <text:p>3.57248051601021E-05</text:p>
          </table:table-cell>
          <table:table-cell office:value-type="float" office:value="0.0163091421127319" calcext:value-type="float">
            <text:p>0.016309142112732</text:p>
          </table:table-cell>
          <table:table-cell office:value-type="float" office:value="0.000205476191196703" calcext:value-type="float">
            <text:p>0.00020547619119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XGBoo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000583377423377862" calcext:value-type="float">
            <text:p>0.000583377423378</text:p>
          </table:table-cell>
          <table:table-cell office:value-type="float" office:value="0.240608387108381" calcext:value-type="float">
            <text:p>0.240608387108381</text:p>
          </table:table-cell>
          <table:table-cell office:value-type="float" office:value="0.00213743502454285" calcext:value-type="float">
            <text:p>0.002137435024543</text:p>
          </table:table-cell>
          <table:table-cell office:value-type="float" office:value="0.0222046475869809" calcext:value-type="float">
            <text:p>0.022204647586981</text:p>
          </table:table-cell>
          <table:table-cell office:value-type="float" office:value="0.00149954673449133" calcext:value-type="float">
            <text:p>0.001499546734491</text:p>
          </table:table-cell>
          <table:table-cell office:value-type="float" office:value="0.028894126984127" calcext:value-type="float">
            <text:p>0.028894126984127</text:p>
          </table:table-cell>
          <table:table-cell office:value-type="float" office:value="0.000489733374714934" calcext:value-type="float">
            <text:p>0.000489733374715</text:p>
          </table:table-cell>
          <table:table-cell office:value-type="float" office:value="0.845555555555556" calcext:value-type="float">
            <text:p>0.845555555555556</text:p>
          </table:table-cell>
          <table:table-cell office:value-type="float" office:value="0.00473809279048797" calcext:value-type="float">
            <text:p>0.004738092790488</text:p>
          </table:table-cell>
          <table:table-cell office:value-type="float" office:value="0.087405029378823" calcext:value-type="float">
            <text:p>0.087405029378823</text:p>
          </table:table-cell>
          <table:table-cell office:value-type="float" office:value="0.00334806730533038" calcext:value-type="float">
            <text:p>0.00334806730533</text:p>
          </table:table-cell>
          <table:table-cell office:value-type="float" office:value="0.671792146722434" calcext:value-type="float">
            <text:p>0.671792146722434</text:p>
          </table:table-cell>
          <table:table-cell office:value-type="float" office:value="0.00996908531303831" calcext:value-type="float">
            <text:p>0.009969085313038</text:p>
          </table:table-cell>
          <table:table-cell office:value-type="float" office:value="0.0374343010154541" calcext:value-type="float">
            <text:p>0.037434301015454</text:p>
          </table:table-cell>
          <table:table-cell office:value-type="float" office:value="0.00258337627865044" calcext:value-type="float">
            <text:p>0.00258337627865</text:p>
          </table:table-cell>
          <table:table-cell office:value-type="float" office:value="0.943172370915029" calcext:value-type="float">
            <text:p>0.943172370915029</text:p>
          </table:table-cell>
          <table:table-cell office:value-type="float" office:value="0.00299470064230263" calcext:value-type="float">
            <text:p>0.002994700642303</text:p>
          </table:table-cell>
          <table:table-cell office:value-type="float" office:value="0.00987237091502947" calcext:value-type="float">
            <text:p>0.009872370915029</text:p>
          </table:table-cell>
          <table:table-cell office:value-type="float" office:value="0.00323757478886767" calcext:value-type="float">
            <text:p>0.003237574788868</text:p>
          </table:table-cell>
          <table:table-cell office:value-type="float" office:value="0.00257856845855713" calcext:value-type="float">
            <text:p>0.002578568458557</text:p>
          </table:table-cell>
          <table:table-cell office:value-type="float" office:value="0.0000393725342739443" calcext:value-type="float">
            <text:p>3.93725342739443E-05</text:p>
          </table:table-cell>
          <table:table-cell office:value-type="float" office:value="0.0086578369140625" calcext:value-type="float">
            <text:p>0.008657836914063</text:p>
          </table:table-cell>
          <table:table-cell office:value-type="float" office:value="0.000676685917221991" calcext:value-type="float">
            <text:p>0.00067668591722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mondrian_fore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15155555555556" calcext:value-type="float">
            <text:p>0.915155555555556</text:p>
          </table:table-cell>
          <table:table-cell office:value-type="float" office:value="0.000899931410280732" calcext:value-type="float">
            <text:p>0.000899931410281</text:p>
          </table:table-cell>
          <table:table-cell office:value-type="float" office:value="0.275833328941087" calcext:value-type="float">
            <text:p>0.275833328941087</text:p>
          </table:table-cell>
          <table:table-cell office:value-type="float" office:value="0.00291861176234224" calcext:value-type="float">
            <text:p>0.002918611762342</text:p>
          </table:table-cell>
          <table:table-cell office:value-type="float" office:value="0.0197535802469136" calcext:value-type="float">
            <text:p>0.019753580246914</text:p>
          </table:table-cell>
          <table:table-cell office:value-type="float" office:value="0.00184623326742068" calcext:value-type="float">
            <text:p>0.001846233267421</text:p>
          </table:table-cell>
          <table:table-cell office:value-type="float" office:value="0.0258867195767196" calcext:value-type="float">
            <text:p>0.02588671957672</text:p>
          </table:table-cell>
          <table:table-cell office:value-type="float" office:value="0.00142479841640485" calcext:value-type="float">
            <text:p>0.001424798416405</text:p>
          </table:table-cell>
          <table:table-cell office:value-type="float" office:value="0.759424242424242" calcext:value-type="float">
            <text:p>0.759424242424242</text:p>
          </table:table-cell>
          <table:table-cell office:value-type="float" office:value="0.103475620446557" calcext:value-type="float">
            <text:p>0.103475620446557</text:p>
          </table:table-cell>
          <table:table-cell office:value-type="float" office:value="0.126533102372499" calcext:value-type="float">
            <text:p>0.126533102372499</text:p>
          </table:table-cell>
          <table:table-cell office:value-type="float" office:value="0.00799501299794525" calcext:value-type="float">
            <text:p>0.007995012997945</text:p>
          </table:table-cell>
          <table:table-cell office:value-type="float" office:value="0.625396766654572" calcext:value-type="float">
            <text:p>0.625396766654572</text:p>
          </table:table-cell>
          <table:table-cell office:value-type="float" office:value="0.0165109057118171" calcext:value-type="float">
            <text:p>0.016510905711817</text:p>
          </table:table-cell>
          <table:table-cell office:value-type="float" office:value="0.0543635732664504" calcext:value-type="float">
            <text:p>0.054363573266451</text:p>
          </table:table-cell>
          <table:table-cell office:value-type="float" office:value="0.004748814484808" calcext:value-type="float">
            <text:p>0.004748814484808</text:p>
          </table:table-cell>
          <table:table-cell office:value-type="float" office:value="0.918472484516526" calcext:value-type="float">
            <text:p>0.918472484516526</text:p>
          </table:table-cell>
          <table:table-cell office:value-type="float" office:value="0.00556156794725017" calcext:value-type="float">
            <text:p>0.00556156794725</text:p>
          </table:table-cell>
          <table:table-cell office:value-type="float" office:value="0.00564573920728422" calcext:value-type="float">
            <text:p>0.005645739207284</text:p>
          </table:table-cell>
          <table:table-cell office:value-type="float" office:value="0.0038114693779742" calcext:value-type="float">
            <text:p>0.003811469377974</text:p>
          </table:table-cell>
          <table:table-cell office:value-type="float" office:value="0.00260975360870361" calcext:value-type="float">
            <text:p>0.002609753608704</text:p>
          </table:table-cell>
          <table:table-cell office:value-type="float" office:value="0.0000591959665143191" calcext:value-type="float">
            <text:p>5.91959665143191E-05</text:p>
          </table:table-cell>
          <table:table-cell office:value-type="float" office:value="0.0140493154525757" calcext:value-type="float">
            <text:p>0.014049315452576</text:p>
          </table:table-cell>
          <table:table-cell office:value-type="float" office:value="0.0094265580054351" calcext:value-type="float">
            <text:p>0.00942655800543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random_forest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65777777777778" calcext:value-type="float">
            <text:p>0.965777777777778</text:p>
          </table:table-cell>
          <table:table-cell office:value-type="float" office:value="0.000738886568268874" calcext:value-type="float">
            <text:p>0.000738886568269</text:p>
          </table:table-cell>
          <table:table-cell office:value-type="float" office:value="0.115953117085323" calcext:value-type="float">
            <text:p>0.115953117085323</text:p>
          </table:table-cell>
          <table:table-cell office:value-type="float" office:value="0.00322084717725564" calcext:value-type="float">
            <text:p>0.003220847177256</text:p>
          </table:table-cell>
          <table:table-cell office:value-type="float" office:value="0.012969709315376" calcext:value-type="float">
            <text:p>0.012969709315376</text:p>
          </table:table-cell>
          <table:table-cell office:value-type="float" office:value="0.00080745697904547" calcext:value-type="float">
            <text:p>0.000807456979045</text:p>
          </table:table-cell>
          <table:table-cell office:value-type="float" office:value="0.0282471428571429" calcext:value-type="float">
            <text:p>0.028247142857143</text:p>
          </table:table-cell>
          <table:table-cell office:value-type="float" office:value="0.00135086046198598" calcext:value-type="float">
            <text:p>0.001350860461986</text:p>
          </table:table-cell>
          <table:table-cell office:value-type="float" office:value="0.608222222222222" calcext:value-type="float">
            <text:p>0.608222222222222</text:p>
          </table:table-cell>
          <table:table-cell office:value-type="float" office:value="0.161046375293874" calcext:value-type="float">
            <text:p>0.161046375293874</text:p>
          </table:table-cell>
          <table:table-cell office:value-type="float" office:value="0.0520895901274937" calcext:value-type="float">
            <text:p>0.052089590127494</text:p>
          </table:table-cell>
          <table:table-cell office:value-type="float" office:value="0.00684677900695489" calcext:value-type="float">
            <text:p>0.006846779006955</text:p>
          </table:table-cell>
          <table:table-cell office:value-type="float" office:value="0.663519607251361" calcext:value-type="float">
            <text:p>0.663519607251361</text:p>
          </table:table-cell>
          <table:table-cell office:value-type="float" office:value="0.026430707427088" calcext:value-type="float">
            <text:p>0.026430707427088</text:p>
          </table:table-cell>
          <table:table-cell office:value-type="float" office:value="0.0194063880871165" calcext:value-type="float">
            <text:p>0.019406388087117</text:p>
          </table:table-cell>
          <table:table-cell office:value-type="float" office:value="0.00327423928954707" calcext:value-type="float">
            <text:p>0.003274239289547</text:p>
          </table:table-cell>
          <table:table-cell office:value-type="float" office:value="0.969750813760625" calcext:value-type="float">
            <text:p>0.969750813760625</text:p>
          </table:table-cell>
          <table:table-cell office:value-type="float" office:value="0.00391355046187753" calcext:value-type="float">
            <text:p>0.003913550461878</text:p>
          </table:table-cell>
          <table:table-cell office:value-type="float" office:value="0.00460465114044167" calcext:value-type="float">
            <text:p>0.004604651140442</text:p>
          </table:table-cell>
          <table:table-cell office:value-type="float" office:value="0.0036367230028828" calcext:value-type="float">
            <text:p>0.003636723002883</text:p>
          </table:table-cell>
          <table:table-cell office:value-type="float" office:value="0.00259497165679932" calcext:value-type="float">
            <text:p>0.002594971656799</text:p>
          </table:table-cell>
          <table:table-cell office:value-type="float" office:value="0.0000199653950908964" calcext:value-type="float">
            <text:p>1.99653950908964E-05</text:p>
          </table:table-cell>
          <table:table-cell office:value-type="float" office:value="0.0168692588806152" calcext:value-type="float">
            <text:p>0.016869258880615</text:p>
          </table:table-cell>
          <table:table-cell office:value-type="float" office:value="0.024209181756967" calcext:value-type="float">
            <text:p>0.02420918175696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1layer_NN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75922222222222" calcext:value-type="float">
            <text:p>0.975922222222222</text:p>
          </table:table-cell>
          <table:table-cell office:value-type="float" office:value="0.000556911924483916" calcext:value-type="float">
            <text:p>0.000556911924484</text:p>
          </table:table-cell>
          <table:table-cell office:value-type="float" office:value="0.13375311231469" calcext:value-type="float">
            <text:p>0.13375311231469</text:p>
          </table:table-cell>
          <table:table-cell office:value-type="float" office:value="0.0034529601759957" calcext:value-type="float">
            <text:p>0.003452960175996</text:p>
          </table:table-cell>
          <table:table-cell office:value-type="float" office:value="0.016513189674523" calcext:value-type="float">
            <text:p>0.016513189674523</text:p>
          </table:table-cell>
          <table:table-cell office:value-type="float" office:value="0.00413479708729957" calcext:value-type="float">
            <text:p>0.0041347970873</text:p>
          </table:table-cell>
          <table:table-cell office:value-type="float" office:value="0.0221143915343915" calcext:value-type="float">
            <text:p>0.022114391534392</text:p>
          </table:table-cell>
          <table:table-cell office:value-type="float" office:value="0.00108415057691647" calcext:value-type="float">
            <text:p>0.001084150576916</text:p>
          </table:table-cell>
          <table:table-cell office:value-type="float" office:value="0.844868686868687" calcext:value-type="float">
            <text:p>0.844868686868687</text:p>
          </table:table-cell>
          <table:table-cell office:value-type="float" office:value="0.0448595058803573" calcext:value-type="float">
            <text:p>0.044859505880357</text:p>
          </table:table-cell>
          <table:table-cell office:value-type="float" office:value="0.00614356733201614" calcext:value-type="float">
            <text:p>0.006143567332016</text:p>
          </table:table-cell>
          <table:table-cell office:value-type="float" office:value="0.000444772367403619" calcext:value-type="float">
            <text:p>0.000444772367404</text:p>
          </table:table-cell>
          <table:table-cell office:value-type="float" office:value="0.896564699134992" calcext:value-type="float">
            <text:p>0.896564699134992</text:p>
          </table:table-cell>
          <table:table-cell office:value-type="float" office:value="0.0110985799092706" calcext:value-type="float">
            <text:p>0.011098579909271</text:p>
          </table:table-cell>
          <table:table-cell office:value-type="float" office:value="0.0173834774625668" calcext:value-type="float">
            <text:p>0.017383477462567</text:p>
          </table:table-cell>
          <table:table-cell office:value-type="float" office:value="0.00391993750955612" calcext:value-type="float">
            <text:p>0.003919937509556</text:p>
          </table:table-cell>
          <table:table-cell office:value-type="float" office:value="0.980547430263502" calcext:value-type="float">
            <text:p>0.980547430263502</text:p>
          </table:table-cell>
          <table:table-cell office:value-type="float" office:value="0.00404164854804724" calcext:value-type="float">
            <text:p>0.004041648548047</text:p>
          </table:table-cell>
          <table:table-cell office:value-type="float" office:value="0.00525590566007667" calcext:value-type="float">
            <text:p>0.005255905660077</text:p>
          </table:table-cell>
          <table:table-cell office:value-type="float" office:value="0.00373004587684696" calcext:value-type="float">
            <text:p>0.003730045876847</text:p>
          </table:table-cell>
          <table:table-cell office:value-type="float" office:value="0.00255196094512939" calcext:value-type="float">
            <text:p>0.002551960945129</text:p>
          </table:table-cell>
          <table:table-cell office:value-type="float" office:value="0.000024529720097088" calcext:value-type="float">
            <text:p>2.4529720097088E-05</text:p>
          </table:table-cell>
          <table:table-cell office:value-type="float" office:value="0.00852675437927246" calcext:value-type="float">
            <text:p>0.008526754379272</text:p>
          </table:table-cell>
          <table:table-cell office:value-type="float" office:value="0.000306922636681766" calcext:value-type="float">
            <text:p>0.000306922636682</text:p>
          </table:table-cell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27"/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GPcalib</text:p>
          </table:table-cell>
          <table:table-cell table:formula="of:=AVERAGE([.AB7:.AB11])" office:value-type="float" office:value="0.261046404838562" calcext:value-type="float">
            <text:p>0.261046404838562</text:p>
          </table:table-cell>
          <table:table-cell/>
          <table:table-cell table:formula="of:=AVERAGE([.AD7:.AD11])" office:value-type="float" office:value="2.21124447345734" calcext:value-type="float">
            <text:p>2.21124447345734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GPcalib_lin</text:p>
          </table:table-cell>
          <table:table-cell table:formula="of:=AVERAGE([.AB12:.AB16])" office:value-type="float" office:value="0.250816917419434" calcext:value-type="float">
            <text:p>0.250816917419434</text:p>
          </table:table-cell>
          <table:table-cell/>
          <table:table-cell table:formula="of:=AVERAGE([.AD12:.AD16])" office:value-type="float" office:value="2.75018489837646" calcext:value-type="float">
            <text:p>2.75018489837646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GPcalib_approx</text:p>
          </table:table-cell>
          <table:table-cell table:formula="of:=AVERAGE([.AB17:.AB21])" office:value-type="float" office:value="0.148278102874756" calcext:value-type="float">
            <text:p>0.148278102874756</text:p>
          </table:table-cell>
          <table:table-cell/>
          <table:table-cell table:formula="of:=AVERAGE([.AD17:.AD21])" office:value-type="float" office:value="2.15964249610901" calcext:value-type="float">
            <text:p>2.15964249610901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Platt</text:p>
          </table:table-cell>
          <table:table-cell table:formula="of:=AVERAGE([.AB23:.AB27])" office:value-type="float" office:value="0.00434786796569824" calcext:value-type="float">
            <text:p>0.004347867965698</text:p>
          </table:table-cell>
          <table:table-cell/>
          <table:table-cell table:formula="of:=AVERAGE([.AD23:.AD27])" office:value-type="float" office:value="0.0245482873916626" calcext:value-type="float">
            <text:p>0.024548287391663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Isotonic</text:p>
          </table:table-cell>
          <table:table-cell table:formula="of:=AVERAGE([.AB27:.AB31])" office:value-type="float" office:value="0.00460490703582764" calcext:value-type="float">
            <text:p>0.004604907035828</text:p>
          </table:table-cell>
          <table:table-cell/>
          <table:table-cell table:formula="of:=AVERAGE([.AD27:.AD31])" office:value-type="float" office:value="0.00547043323516846" calcext:value-type="float">
            <text:p>0.005470433235168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Beta</text:p>
          </table:table-cell>
          <table:table-cell table:formula="of:=AVERAGE([.AB32:.AB36])" office:value-type="float" office:value="0.112604184150696" calcext:value-type="float">
            <text:p>0.112604184150696</text:p>
          </table:table-cell>
          <table:table-cell/>
          <table:table-cell table:formula="of:=AVERAGE([.AD32:.AD36])" office:value-type="float" office:value="0.0478410053253174" calcext:value-type="float">
            <text:p>0.047841005325317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BBQ</text:p>
          </table:table-cell>
          <table:table-cell table:formula="of:=AVERAGE([.AB37:.AB41])" office:value-type="float" office:value="1.51796063899994" calcext:value-type="float">
            <text:p>1.51796063899994</text:p>
          </table:table-cell>
          <table:table-cell/>
          <table:table-cell table:formula="of:=AVERAGE([.AD37:.AD41])" office:value-type="float" office:value="0.858928184509277" calcext:value-type="float">
            <text:p>0.858928184509277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Temp</text:p>
          </table:table-cell>
          <table:table-cell table:formula="of:=AVERAGE([.AB42:.AB46])" office:value-type="float" office:value="0.00259373188018799" calcext:value-type="float">
            <text:p>0.002593731880188</text:p>
          </table:table-cell>
          <table:table-cell/>
          <table:table-cell table:formula="of:=AVERAGE([.AD42:.AD46])" office:value-type="float" office:value="0.0128824615478516" calcext:value-type="float">
            <text:p>0.0128824615478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2T17:43:43.900669252</dc:date>
    <meta:editing-duration>PT3M36S</meta:editing-duration>
    <meta:editing-cycles>1</meta:editing-cycles>
    <meta:document-statistic meta:table-count="1" meta:cell-count="1452" meta:object-count="0"/>
    <meta:generator>LibreOffice/6.0.7.3$Linux_X86_64 LibreOffice_project/00m0$Build-3</meta:generator>
  </office:meta>
</office:document-meta>
</file>